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AncientGreek" svg:font-family="AncientGree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11in" style:rel-column-width="32754*"/>
    </style:style>
    <style:style style:name="Table1.B" style:family="table-column">
      <style:table-column-properties style:column-width="3.4639in" style:rel-column-width="32781*"/>
    </style:style>
    <style:style style:name="Table1.A1" style:family="table-cell">
      <style:table-cell-properties fo:padding="0in" fo:border="none" style:writing-mode="page"/>
    </style:style>
    <style:style style:name="P1" style:family="paragraph" style:parent-style-name="Standard">
      <style:text-properties fo:language="grc" fo:country="GR" officeooo:rsid="000cac2b" officeooo:paragraph-rsid="000cac2b"/>
    </style:style>
    <style:style style:name="P2" style:family="paragraph" style:parent-style-name="Standard">
      <style:text-properties officeooo:paragraph-rsid="00253506"/>
    </style:style>
    <style:style style:name="P3" style:family="paragraph" style:parent-style-name="Table_20_Contents">
      <style:text-properties fo:font-weight="bold" officeooo:paragraph-rsid="000e84cc" style:font-weight-asian="bold" style:font-weight-complex="bold"/>
    </style:style>
    <style:style style:name="P4" style:family="paragraph" style:parent-style-name="Table_20_Contents">
      <style:text-properties fo:color="#c9211e" loext:opacity="100%" fo:font-weight="bold" officeooo:rsid="000fb8a4" officeooo:paragraph-rsid="000fb8a4" style:font-weight-asian="bold" style:font-weight-complex="bold"/>
    </style:style>
    <style:style style:name="P5" style:family="paragraph" style:parent-style-name="Table_20_Contents">
      <style:text-properties officeooo:paragraph-rsid="0012a161"/>
    </style:style>
    <style:style style:name="P6" style:family="paragraph" style:parent-style-name="Table_20_Contents">
      <style:text-properties officeooo:paragraph-rsid="001493f2"/>
    </style:style>
    <style:style style:name="P7" style:family="paragraph" style:parent-style-name="Table_20_Contents">
      <style:text-properties officeooo:paragraph-rsid="0014cae1"/>
    </style:style>
    <style:style style:name="P8" style:family="paragraph" style:parent-style-name="Table_20_Contents">
      <style:text-properties officeooo:paragraph-rsid="0015a35f"/>
    </style:style>
    <style:style style:name="P9" style:family="paragraph" style:parent-style-name="Table_20_Contents">
      <style:text-properties officeooo:paragraph-rsid="0015c7be"/>
    </style:style>
    <style:style style:name="P10" style:family="paragraph" style:parent-style-name="Table_20_Contents">
      <style:text-properties officeooo:paragraph-rsid="00160fb2"/>
    </style:style>
    <style:style style:name="P11" style:family="paragraph" style:parent-style-name="Table_20_Contents">
      <style:text-properties officeooo:paragraph-rsid="00174665"/>
    </style:style>
    <style:style style:name="P12" style:family="paragraph" style:parent-style-name="Table_20_Contents">
      <style:text-properties officeooo:paragraph-rsid="0019d9ec"/>
    </style:style>
    <style:style style:name="P13" style:family="paragraph" style:parent-style-name="Table_20_Contents">
      <style:text-properties officeooo:paragraph-rsid="001a76ac"/>
    </style:style>
    <style:style style:name="P14" style:family="paragraph" style:parent-style-name="Table_20_Contents">
      <style:text-properties officeooo:paragraph-rsid="001a988f"/>
    </style:style>
    <style:style style:name="P15" style:family="paragraph" style:parent-style-name="Table_20_Contents">
      <style:text-properties officeooo:paragraph-rsid="001c0d40"/>
    </style:style>
    <style:style style:name="P16" style:family="paragraph" style:parent-style-name="Table_20_Contents">
      <style:text-properties officeooo:paragraph-rsid="001d85c9"/>
    </style:style>
    <style:style style:name="P17" style:family="paragraph" style:parent-style-name="Table_20_Contents">
      <style:text-properties officeooo:rsid="00160fb2" officeooo:paragraph-rsid="00160fb2"/>
    </style:style>
    <style:style style:name="P18" style:family="paragraph" style:parent-style-name="Table_20_Contents">
      <style:text-properties officeooo:paragraph-rsid="001f4521"/>
    </style:style>
    <style:style style:name="P19" style:family="paragraph" style:parent-style-name="Table_20_Contents">
      <style:text-properties officeooo:paragraph-rsid="0022618a"/>
    </style:style>
    <style:style style:name="P20" style:family="paragraph" style:parent-style-name="Table_20_Contents">
      <style:text-properties officeooo:paragraph-rsid="0023bd64"/>
    </style:style>
    <style:style style:name="P21" style:family="paragraph" style:parent-style-name="Table_20_Contents">
      <style:text-properties officeooo:paragraph-rsid="00253506"/>
    </style:style>
    <style:style style:name="P22" style:family="paragraph" style:parent-style-name="Table_20_Contents">
      <style:text-properties fo:font-weight="normal" officeooo:paragraph-rsid="00253506" style:font-weight-asian="normal" style:font-weight-complex="normal"/>
    </style:style>
    <style:style style:name="P23" style:family="paragraph" style:parent-style-name="Table_20_Contents">
      <style:text-properties officeooo:paragraph-rsid="0026a18a"/>
    </style:style>
    <style:style style:name="P24" style:family="paragraph" style:parent-style-name="Table_20_Contents">
      <style:text-properties officeooo:paragraph-rsid="00288a1e"/>
    </style:style>
    <style:style style:name="P25" style:family="paragraph" style:parent-style-name="Table_20_Contents">
      <style:text-properties officeooo:rsid="0023bd64" officeooo:paragraph-rsid="0023bd64"/>
    </style:style>
    <style:style style:name="P26" style:family="paragraph" style:parent-style-name="Table_20_Contents">
      <style:text-properties officeooo:paragraph-rsid="002b5ee7"/>
    </style:style>
    <style:style style:name="P27" style:family="paragraph" style:parent-style-name="Table_20_Contents">
      <style:text-properties officeooo:paragraph-rsid="002bc85c"/>
    </style:style>
    <style:style style:name="P28" style:family="paragraph" style:parent-style-name="Table_20_Contents">
      <style:text-properties officeooo:paragraph-rsid="002dc256"/>
    </style:style>
    <style:style style:name="P29" style:family="paragraph" style:parent-style-name="Standard">
      <style:text-properties officeooo:paragraph-rsid="0031df29"/>
    </style:style>
    <style:style style:name="P30" style:family="paragraph" style:parent-style-name="Table_20_Contents">
      <style:text-properties officeooo:paragraph-rsid="0031df29"/>
    </style:style>
    <style:style style:name="P31" style:family="paragraph" style:parent-style-name="Table_20_Contents">
      <style:text-properties officeooo:paragraph-rsid="00324c51"/>
    </style:style>
    <style:style style:name="P32" style:family="paragraph" style:parent-style-name="Table_20_Contents">
      <style:text-properties officeooo:paragraph-rsid="00339d97"/>
    </style:style>
    <style:style style:name="P33" style:family="paragraph" style:parent-style-name="Table_20_Contents">
      <style:text-properties officeooo:paragraph-rsid="0034d7ce"/>
    </style:style>
    <style:style style:name="T1" style:family="text">
      <style:text-properties officeooo:rsid="0012a161"/>
    </style:style>
    <style:style style:name="T2" style:family="text">
      <style:text-properties officeooo:rsid="001493f2"/>
    </style:style>
    <style:style style:name="T3" style:family="text">
      <style:text-properties officeooo:rsid="0014cae1"/>
    </style:style>
    <style:style style:name="T4" style:family="text">
      <style:text-properties officeooo:rsid="0015a35f"/>
    </style:style>
    <style:style style:name="T5" style:family="text">
      <style:text-properties officeooo:rsid="0015c7be"/>
    </style:style>
    <style:style style:name="T6" style:family="text">
      <style:text-properties officeooo:rsid="00160fb2"/>
    </style:style>
    <style:style style:name="T7" style:family="text">
      <style:text-properties officeooo:rsid="00174665"/>
    </style:style>
    <style:style style:name="T8" style:family="text">
      <style:text-properties officeooo:rsid="0019d9ec"/>
    </style:style>
    <style:style style:name="T9" style:family="text">
      <style:text-properties officeooo:rsid="001a76ac"/>
    </style:style>
    <style:style style:name="T10" style:family="text">
      <style:text-properties officeooo:rsid="001a988f"/>
    </style:style>
    <style:style style:name="T11" style:family="text">
      <style:text-properties officeooo:rsid="001c0d40"/>
    </style:style>
    <style:style style:name="T12" style:family="text">
      <style:text-properties officeooo:rsid="001d85c9"/>
    </style:style>
    <style:style style:name="T13" style:family="text">
      <style:text-properties fo:language="el" fo:country="GR"/>
    </style:style>
    <style:style style:name="T14" style:family="text">
      <style:text-properties fo:language="el" fo:country="GR" officeooo:rsid="001f4521"/>
    </style:style>
    <style:style style:name="T15" style:family="text">
      <style:text-properties officeooo:rsid="0022618a"/>
    </style:style>
    <style:style style:name="T16" style:family="text">
      <style:text-properties officeooo:rsid="0023bd64"/>
    </style:style>
    <style:style style:name="T17" style:family="text">
      <style:text-properties officeooo:rsid="00253506"/>
    </style:style>
    <style:style style:name="T18" style:family="text">
      <style:text-properties officeooo:rsid="0026a18a"/>
    </style:style>
    <style:style style:name="T19" style:family="text">
      <style:text-properties officeooo:rsid="00288a1e"/>
    </style:style>
    <style:style style:name="T20" style:family="text">
      <style:text-properties officeooo:rsid="002b5ee7"/>
    </style:style>
    <style:style style:name="T21" style:family="text">
      <style:text-properties officeooo:rsid="002bc85c"/>
    </style:style>
    <style:style style:name="T22" style:family="text">
      <style:text-properties officeooo:rsid="0031df29"/>
    </style:style>
    <style:style style:name="T23" style:family="text">
      <style:text-properties officeooo:rsid="00324c51"/>
    </style:style>
    <style:style style:name="T24" style:family="text">
      <style:text-properties officeooo:rsid="00339d97"/>
    </style:style>
    <style:style style:name="T25" style:family="text">
      <style:text-properties officeooo:rsid="0034d7c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Line1897739048048">
          <table:table-cell table:style-name="Table1.A1" office:value-type="string">
            <text:p text:style-name="P4">ΚΕΦΑΛΑΙΟΝ ΕΝΔΕΚΑ</text:p>
            <text:p text:style-name="P4">ΠΕΡΙ ΤΟΥ ΕΣΟΠΤΡΟΥ ΤΟΥ ΝΑΙΜΥΘΙΠΕ</text:p>
          </table:table-cell>
          <table:table-cell table:style-name="Table1.A1" office:value-type="string">
            <text:p text:style-name="P3">CHAPTER ELEVEN</text:p>
            <text:p text:style-name="P3">QUIDDITCH</text:p>
          </table:table-cell>
        </table:table-row>
        <table:table-row table:style-name="TableLine1897739060832">
          <table:table-cell table:style-name="Table1.A1" office:value-type="string">
            <text:p text:style-name="P5">τοῦ δέ Νοεμβρίου εὐθὺς ἀρχομένου τὰ σφόδρα ψύχη ἔπαθες ἄν, ὁρῶν ἅμα τά τ’ ὅρη τὰ περὶ τὸ φρούριον πάγου χυθέντος πάνυ κεχιονισμένα καί τὴν λίμνην σιδήρῳ ψυχρῷ μάλιστ’ ἐοικυῖαν.</text:p>
            <text:p text:style-name="P5">καὶ τὸν Ἁγριώδη ἂν εἶδες ἐπὶ τῷ ὑπερῴῳ ἀπὸ θυρίδος θεωρῶν θερμαί- νοντά που τὰ σάρα ἐν τῷ ι’καροσφαιριστηρίῳ, ἠμφιεσμένον ἀμέλει στόλον σισυρνώδη σπαλακορύπαινον, χειρίδας δέ φοροῦντα κυνίκλου ἐκ τριχῶν, κοθόρνους δ’ αὖ μεγάλους καστορείους.</text:p>
          </table:table-cell>
          <table:table-cell table:style-name="Table1.A1" office:value-type="string">
            <text:p text:style-name="P5">As they entered November, the weather turned very cold. The mountains around the school became icy gray and the lake like chilled steel. Every morning the ground was covered in frost. Hagrid could be seen from the upstairs windows defrosting broomsticks on the Quidditch field, bundled up in a long moleskin overcoat, rabbit fur gloves, and enormous beaverskin boots.</text:p>
          </table:table-cell>
        </table:table-row>
        <table:table-row table:style-name="TableLine1897739055664">
          <table:table-cell table:style-name="Table1.A1" office:value-type="string">
            <text:p text:style-name="P5">καί ὥρας ἔτους ἐπελθούσης τῇ <text:span text:style-name="T1">ἰ</text:span>καροσφαιρικῇ, τῷ Σαββάτῳ τὸ πρῶτον σφαιριεῖν ἔμελλεν ὁ Ἄρειος πολὺν χρόνον γυμνασάμενος· τοῖς γὰρ Γρυφινδώροις ἀναγκαῖον ἦν ἀγωνίσασθαι πρὸς τοὺς Σλυθηρίνους.</text:p>
          </table:table-cell>
          <table:table-cell table:style-name="Table1.A1" office:value-type="string">
            <text:p text:style-name="P5">The Quidditch season had begun. On Saturday, Harry would be playing in his first match after weeks of training: Gryffindor versus Slytherin.</text:p>
          </table:table-cell>
        </table:table-row>
        <table:table-row table:style-name="TableLine1897739063280">
          <table:table-cell table:style-name="Table1.A1" office:value-type="string">
            <text:p text:style-name="P5">ε<text:span text:style-name="T1">ἰ</text:span> δ’ ο<text:span text:style-name="T1">ἱ</text:span> Γρυφίνδωροι νικήσειαν, αὐξηθήσεσθαι δευτερεύοντες πρὸς τὴν Φιάλην Ο<text:span text:style-name="T1">ἰ</text:span>κείαν.</text:p>
          </table:table-cell>
          <table:table-cell table:style-name="Table1.A1" office:value-type="string">
            <text:p text:style-name="P5">If Gryffindor won, they would move up into second place in the house championship.</text:p>
          </table:table-cell>
        </table:table-row>
        <table:table-row table:style-name="TableLine1897739058656">
          <table:table-cell table:style-name="Table1.A1" office:value-type="string">
            <text:p text:style-name="P5">τὸν μέντοι Ἄρειον <text:span text:style-name="T1">ἤ</text:span> τις ἢ οὐδεὶς σφαιρίζοντα ἑωράκει· ἔδοξε γὰρ τῷ <text:span text:style-name="T1">Ὕ</text:span>λῃ αὐτὸν κεκρυμμένον ἔχειν ὥσπερ κρυπτὸν ὄντα σόφισμά τι.</text:p>
          </table:table-cell>
          <table:table-cell table:style-name="Table1.A1" office:value-type="string">
            <text:p text:style-name="P5">Hardly anyone had seen Harry play because Wood had decided that, as their secret weapon, Harry should be kept, well, secret.</text:p>
          </table:table-cell>
        </table:table-row>
        <table:table-row table:style-name="TableLine1897739049680">
          <table:table-cell table:style-name="Table1.A1" office:value-type="string">
            <text:p text:style-name="P5">ἡ δ’ οὖν φήμη ἐξηνέχθη ὅτι Ἄρειος ζητητὴς γενήσεται.<text:span text:style-name="T1"> ὥστε οὐκ ἦν αὐτῷ ἐννοῆσαι πότερον περὶ ἥττονος ποιεῖται τοὺς φάσκοντας ὅτι λαμπρὸς ἔσται, ἢ τούς ὑπεσχομένους πανταχόσε περιδραμεῖσθαι ὑπ’ αὐτοῦ πετομένου στιβάδα παρέχοντας.</text:span></text:p>
          </table:table-cell>
          <table:table-cell table:style-name="Table1.A1" office:value-type="string">
            <text:p text:style-name="P5">But the news that he was playing Seeker had leaked out somehow, and Harry didn't know which was worse -- people telling him he'd be brilliant or people telling him they'd be running around underneath him holding a mattress.</text:p>
          </table:table-cell>
        </table:table-row>
        <table:table-row table:style-name="TableLine1897739062192">
          <table:table-cell table:style-name="Table1.A1" office:value-type="string">
            <text:p text:style-name="P5">καὶ ἕρμαιον δὴ ἦν τῷ Ἁρείῳ τὸ Ἑρμιόνην νῦν ἔχειν φίλην.</text:p>
          </table:table-cell>
          <table:table-cell table:style-name="Table1.A1" office:value-type="string">
            <text:p text:style-name="P5">It was really lucky that Harry now had Herm<text:span text:style-name="T1">i</text:span>one as a friend.</text:p>
          </table:table-cell>
        </table:table-row>
        <table:table-row table:style-name="TableLine1897739060560">
          <table:table-cell table:style-name="Table1.A1" office:value-type="string">
            <text:p text:style-name="P5">οὐ γὰρ ἠπίστατο ποίῳ τρόπῳ καθ’ ἑαυτὸν μόνος ἀπ’ αὐτῆς ἐδυνήθη ἂν εὖ τιθέναι τὰ κατ’ οἶκον μαθήματα, ὡς δέον θαμὰ ἐπὶ καιροῦ γυμνάζεσθαι πρὸς τὴν <text:span text:style-name="T1">ἰ</text:span>καροσφαιρικὴν κελεύοντος τοῦ <text:span text:style-name="T1">Ὕ</text:span>λού<text:span text:style-name="T1">.</text:span></text:p>
          </table:table-cell>
          <table:table-cell table:style-name="Table1.A1" office:value-type="string">
            <text:p text:style-name="P5">He didn't know how he'd have gotten through all his homework without her, what with all the last-minute Quidditch practice Wood was making them do.</text:p>
          </table:table-cell>
        </table:table-row>
        <table:table-row table:style-name="TableLine1897739061376">
          <table:table-cell table:style-name="Table1.A1" office:value-type="string">
            <text:p text:style-name="P5"><text:s/>καὶ ἔχρησεν ἐκείνη βιβλίον αὐτῷ τὴν <text:span text:style-name="T1">ἰ</text:span>καροσφαιρικὴν ἐξ ἔτους εἷς ἔτος καὶ τοῦτο πάνυ ἄξιον ηὗρεν ἀναγνῶναι.</text:p>
          </table:table-cell>
          <table:table-cell table:style-name="Table1.A1" office:value-type="string">
            <text:p text:style-name="P5">She had also <text:span text:style-name="T1">l</text:span>ent him Quidditch Through the Ages, which turned out to be a very interesting read.</text:p>
          </table:table-cell>
        </table:table-row>
        <table:table-row table:style-name="TableLine1897739055120">
          <table:table-cell table:style-name="Table1.A1" office:value-type="string">
            <text:p text:style-name="P6">ἔμαθεν δὲ τοῦτο μὲν ὡς ἀδικεῖν ἔστιν τοῖς <text:span text:style-name="T2">ἰ</text:span>καροσφαιρίζουσιν ἐν τρόποις ἑπτακοσίοις, τοῦτο δ’ ὡς οἱ περὶ τὴν Φιάλην Κοσμικὴν ἀγωνιζόμενοι πρὸ τοῦ ὡς πεντακόσια ἔτη τῷ <text:span text:style-name="T2">ἔ</text:span>τει χιλιοστῴ τετρακοσιοστῴ ἑβδομηκοστῷ τρίτῳ ἁπαξαπάσας δὴ ἠδίκησαν τὰς ἀδικίας<text:span text:style-name="T2">·</text:span> τοῦτο δ’ ὡς οἶ ζητηταὶ κατὰ τὸ ξύνηθες λεπτότατοι ὄντες καί δρομικώτατοι τῶν σφαιριστῶν πλεῖστον τραυματίζονται ἠδικημένοι· τοῦτο δ’ αὖ ὡς ὀλίγοι μὲν ἀπέθανον <text:span text:style-name="T2">ἰ</text:span>καροσφαιρίζον- τες, ῥαβδοῦχοι δέ ἐνίοτε ἠφανισμένοι μετὰ πολλοὺς μῆνας πάλιν ἐφάνησαν ἐν τοῖς τῆς Λιβύης ἐρήμοις.</text:p>
          </table:table-cell>
          <table:table-cell table:style-name="Table1.A1" office:value-type="string">
            <text:p text:style-name="P5">Harry learned that there were seven hundred ways of committing a Quidditch foul and that all of them had happened during a World Cup match in 1473; that Seekers were usually the smallest and fastest players, and that most serious Quidditch accidents seemed to happen to them; that although people rarely died playing Quidditch, referees had been known to vanish and turn up months later in the Sahara Desert.</text:p>
          </table:table-cell>
        </table:table-row>
        <text:soft-page-break/>
        <table:table-row table:style-name="TableLine1897739059200">
          <table:table-cell table:style-name="Table1.A1" office:value-type="string">
            <text:p text:style-name="P6">ἡ δ’ Ἑρμιόνη ἧττον ἤδη ἐφρόντιζε περὶ τὸ παρανομεῖν ἐξ οὗ ὁ ’Ἁρειος καὶ ὁ Ῥοὼν ἔσωσεν αὐτὴν ἀπὸ τοῦ ὀρείνου Τρωγλοδύτου, διὸ καὶ πάνυ ἀστεία ἐδόκει γενέσθαι.</text:p>
          </table:table-cell>
          <table:table-cell table:style-name="Table1.A1" office:value-type="string">
            <text:p text:style-name="P6">Hermione had become a bit more relaxed about breaking rules since Harry and Ron had saved her from the mountain troll, and she was much nicer for it.</text:p>
          </table:table-cell>
        </table:table-row>
        <table:table-row table:style-name="TableLine1897739057024">
          <table:table-cell table:style-name="Table1.A1" office:value-type="string">
            <text:p text:style-name="P6">τῇ γὰρ προτεραίᾳ τῇ τοῦ ἀγῶνος ἶκαροσφαιρικοῦ ᾧ ’Ἁρειος τὸ πρῶτον ἔμελλε σφαιριεῖν, οἱ τρεῖς ἐν τῇ αὐλῇ πρὸς τὴν σχολῆς ἀνάπαυσιν παρόντες ψυχροὶ δὴ ἐγίγνοντο καί ἐκείνη γοητεύουσα παρέσχε πῦρ τι κυανοῦν ὅπερ καὶ ἐξῆν τῷ βουλ- ομένῳ ἐν ληκυθίῳ περιφέρειν<text:span text:style-name="T2">.</text:span></text:p>
          </table:table-cell>
          <table:table-cell table:style-name="Table1.A1" office:value-type="string">
            <text:p text:style-name="P6">The day before Harry's first Quidditch match the three of them were out in the freezing courtyard during break, and she had conjured them up a bright blue fire that could be carried around in a jam jar.</text:p>
          </table:table-cell>
        </table:table-row>
        <table:table-row table:style-name="TableLine1897739063008">
          <table:table-cell table:style-name="Table1.A1" office:value-type="string">
            <text:p text:style-name="P6">καὶ νῶτον δίδοντες πρὸς αὐτὸ ἀλεανοῦντες ἵσταντο, καί ὁ Σίναπυς διέβη διὰ τὴν αὐλήν.</text:p>
          </table:table-cell>
          <table:table-cell table:style-name="Table1.A1" office:value-type="string">
            <text:p text:style-name="P6">They were standing with their backs to it, getting warm, when Snape crossed the yard.</text:p>
          </table:table-cell>
        </table:table-row>
        <table:table-row table:style-name="TableLine1897739049408">
          <table:table-cell table:style-name="Table1.A1" office:value-type="string">
            <text:p text:style-name="P6">καὶ ὁ “Αρειος εὐθὺς ᾔσθετ’ αὐτοῦ χωλεύοντος.</text:p>
            <text:p text:style-name="P6">οἱ οῦν τρεῖς συστρεψάμενοι ἤθελον φράξαι τὸ πῦρ, εἰκάζοντες οῦ θεμιτὸν εἶναι.</text:p>
          </table:table-cell>
          <table:table-cell table:style-name="Table1.A1" office:value-type="string">
            <text:p text:style-name="P6">Harry noticed at once that Snape was limping. Harry, Ron, and Hermione moved closer together to block the fire from view; they were sure it wouldn't be allowed.</text:p>
          </table:table-cell>
        </table:table-row>
        <table:table-row table:style-name="TableLine1897739051584">
          <table:table-cell table:style-name="Table1.A1" office:value-type="string">
            <text:p text:style-name="P6">ἀλλὰ κακῇ τύχῃ ο<text:span text:style-name="T2">ὐ</text:span>κ ἔλαθον αὐτὸν ὕποπτόν που βλέποντες ὡς ἐδόκει.</text:p>
          </table:table-cell>
          <table:table-cell table:style-name="Table1.A1" office:value-type="string">
            <text:p text:style-name="P6">Unfortunately, something about their guilty faces caught Snape's eye. </text:p>
          </table:table-cell>
        </table:table-row>
        <table:table-row table:style-name="TableLine1897739051040">
          <table:table-cell table:style-name="Table1.A1" office:value-type="string">
            <text:p text:style-name="P6">χωλεύων δέ προσῆλθε τό γε πῦρ οὐ κατιδών, βουλόμενος δ’ οὖν εἰκῇ ἐπιτιμᾶν αὐτοῖς.</text:p>
          </table:table-cell>
          <table:table-cell table:style-name="Table1.A1" office:value-type="string">
            <text:p text:style-name="P6">He limped over. He hadn't seen the fire, but he seemed to be looking for a reason to tell them off anyway.</text:p>
          </table:table-cell>
        </table:table-row>
        <table:table-row table:style-name="TableLine1897739047504">
          <table:table-cell table:style-name="Table1.A1" office:value-type="string">
            <text:p text:style-name="P6">τί ἔχεις, ὦ Ποτέρ;</text:p>
          </table:table-cell>
          <table:table-cell table:style-name="Table1.A1" office:value-type="string">
            <text:p text:style-name="P6">"What's that you've got there, Potter?"</text:p>
          </table:table-cell>
        </table:table-row>
        <table:table-row table:style-name="TableLine1897739056480">
          <table:table-cell table:style-name="Table1.A1" office:value-type="string">
            <text:p text:style-name="P6">ὁ δ’ <text:span text:style-name="T2">Ἅ</text:span>ρειος ἔδειξεν αὐτῷ τὸ ἐχόμενον, τὴν <text:span text:style-name="T2">ἰ</text:span>καροσφαιρικὴν ἐξ ἔτους ε<text:span text:style-name="T2">ἰ</text:span>ς ἔτος.</text:p>
          </table:table-cell>
          <table:table-cell table:style-name="Table1.A1" office:value-type="string">
            <text:p text:style-name="P6">It was Quidditch Through the Ages. Harry showed him.</text:p>
          </table:table-cell>
        </table:table-row>
        <table:table-row table:style-name="TableLine1897739062464">
          <table:table-cell table:style-name="Table1.A1" office:value-type="string">
            <text:p text:style-name="P6">ἀλλ’ ὁ Σίναπυς Οὐ θεμιτόν, ἔφη, κομίζειν τὰ βιβλία τὰ πρὸς βιβλιοθήκην ἔξω τοῦ φρουρίου.</text:p>
          </table:table-cell>
          <table:table-cell table:style-name="Table1.A1" office:value-type="string">
            <text:p text:style-name="P6">"Library books are not to be taken outside the school," said Snape.</text:p>
          </table:table-cell>
        </table:table-row>
        <table:table-row table:style-name="TableLine1897739050768">
          <table:table-cell table:style-name="Table1.A1" office:value-type="string">
            <text:p text:style-name="P6">δός μοι.</text:p>
          </table:table-cell>
          <table:table-cell table:style-name="Table1.A1" office:value-type="string">
            <text:p text:style-name="P6">"Give it to me.<text:span text:style-name="T2">"</text:span></text:p>
          </table:table-cell>
        </table:table-row>
        <table:table-row table:style-name="TableLine1897739047776">
          <table:table-cell table:style-name="Table1.A1" office:value-type="string">
            <text:p text:style-name="P6">πέντε γὰρ βαθμοὺς ἀπώλεσας τοῖς Γρυφινδώροις.</text:p>
          </table:table-cell>
          <table:table-cell table:style-name="Table1.A1" office:value-type="string">
            <text:p text:style-name="P6"><text:span text:style-name="T2">"</text:span>Five points from Gryffindor."</text:p>
          </table:table-cell>
        </table:table-row>
        <table:table-row table:style-name="TableLine1897739052128">
          <table:table-cell table:style-name="Table1.A1" office:value-type="string">
            <text:p text:style-name="P6">Τοῦτον γὰρ τὸν νόμον, ἧ δ’ ὃς ὁ ’Άρειος πάνυ ἀνιώμενος, ἄρτι συνέπλαξε.</text:p>
          </table:table-cell>
          <table:table-cell table:style-name="Table1.A1" office:value-type="string">
            <text:p text:style-name="P6">"He's just made that rule up," Harry muttered angrily as Snape limped away.</text:p>
          </table:table-cell>
        </table:table-row>
        <table:table-row table:style-name="TableLine1897739053216">
          <table:table-cell table:style-name="Table1.A1" office:value-type="string">
            <text:p text:style-name="P6">ἀλλὰ τί μοι πάσχει τὸ σκέλος αὐτοῦ;</text:p>
          </table:table-cell>
          <table:table-cell table:style-name="Table1.A1" office:value-type="string">
            <text:p text:style-name="P6">"Wonder what's wrong with his leg?"</text:p>
          </table:table-cell>
        </table:table-row>
        <table:table-row table:style-name="TableLine1897739055392">
          <table:table-cell table:style-name="Table1.A1" office:value-type="string">
            <text:p text:style-name="P6">ὁ δὲ Ῥοών πικρῶς Οὐκ οἶδα, ἔφη.<text:span text:style-name="T2"> ἀλλ’ εἰ γὰρ πόλλ’ ἀλγοίη.</text:span></text:p>
          </table:table-cell>
          <table:table-cell table:style-name="Table1.A1" office:value-type="string">
            <text:p text:style-name="P6">"Dunno, but I hope it's really hurting him," said Ron bitterly.</text:p>
          </table:table-cell>
        </table:table-row>
        <table:table-row table:style-name="TableLine1897739062736">
          <table:table-cell table:style-name="Table1.A1" office:value-type="string">
            <text:p text:style-name="P6">πολὺ δ’ ἐθορύβουν ταύτῃ τῇ νυκτὶ οἶ ἐν τῷ τῶν Γρυφινδώρων κοινείῳ.</text:p>
          </table:table-cell>
          <table:table-cell table:style-name="Table1.A1" office:value-type="string">
            <text:p text:style-name="P6">The Gryffindor common room was very noisy that evening.</text:p>
          </table:table-cell>
        </table:table-row>
        <table:table-row table:style-name="TableLine1897739052400">
          <table:table-cell table:style-name="Table1.A1" office:value-type="string">
            <text:p text:style-name="P6">ὁ δ<text:span text:style-name="T2">' Ἅ</text:span>ρειος καὶ ὁ Ῥοών καὶ ἡ Ἑρμιόνη ἐκάθηντο ὁμοῦ πρὸς θυρίδα.</text:p>
          </table:table-cell>
          <table:table-cell table:style-name="Table1.A1" office:value-type="string">
            <text:p text:style-name="P6">Harry, Ron, and Hermione sat together next to a window.</text:p>
          </table:table-cell>
        </table:table-row>
        <table:table-row table:style-name="TableLine1897739061648">
          <table:table-cell table:style-name="Table1.A1" office:value-type="string">
            <text:p text:style-name="P6">αὕτη γὰρ ἐξέταζε τὰ κατ’ οἶκον μαθήματα τὰ πρὸς τὰ φίλτρα ὑπὲρ τοῦ θ’ Ἁρειόυ καὶ τοῦ Ῥοῶνος.</text:p>
          </table:table-cell>
          <table:table-cell table:style-name="Table1.A1" office:value-type="string">
            <text:p text:style-name="P6">Hermione was checking Harry and Ron's Charms homework for them.</text:p>
          </table:table-cell>
        </table:table-row>
        <table:table-row table:style-name="TableLine1897739052944">
          <table:table-cell table:style-name="Table1.A1" office:value-type="string">
            <text:p text:style-name="P7">ἀλλ’ οὐκ ἤθελεν ἐκείνους μιμεῖσθαι τὰ ἑαυτῆς, λογισαμένη ὅτι οὕτως οὐδέν μαθήσονται.<text:span text:style-name="T3"> ἀναγνούσης δ’ οὖν αὐτῆς τὰ γεγραμμένα, εὖ ἔπραττον πρὸς τὰ προσκείμενα ὡς ἐπὶ τὸ πολύ.</text:span></text:p>
          </table:table-cell>
          <table:table-cell table:style-name="Table1.A1" office:value-type="string">
            <text:p text:style-name="P6">She would never let them copy ("How will you learn?"), but by asking her to read it through, they got the right answers anyway.</text:p>
          </table:table-cell>
        </table:table-row>
        <table:table-row table:style-name="TableLine1897739046688">
          <table:table-cell table:style-name="Table1.A1" office:value-type="string">
            <text:p text:style-name="P7">ἀλλ’ ὁ <text:span text:style-name="T3">Ἅ</text:span>ρειος ἠγανάκτει πως, βουλόμενος ἀναλαβεῖν τὴν <text:span text:style-name="T3">ἰ</text:span>καροσφαιρικὴν ἐξ ἔτους εἷς ἔτος.<text:span text:style-name="T3"> ἀναγιγνώσκων γὰρ αὐτὸ τάχ’ ἂν ἐπιλήσεσθαι τῶν φροντίδων τῶν περὶ τὸν τῆς ὑστεραίας ἀγῶνα.</text:span></text:p>
          </table:table-cell>
          <table:table-cell table:style-name="Table1.A1" office:value-type="string">
            <text:p text:style-name="P7">Harry felt restless. He wanted Quidditch Through the Ages back, to take his mind off his nerves about tomorrow.</text:p>
          </table:table-cell>
        </table:table-row>
        <table:table-row table:style-name="TableLine1897739048592">
          <table:table-cell table:style-name="Table1.A1" office:value-type="string">
            <text:p text:style-name="P7">ἀλλὰ διὰ τί δεῖ τόν γε Σίναπυν δεδιέναι,· ἀναστὰς οὖν εἶπε τῷ Ῥοῶνι καὶ τῇ Ἑρμιόνῃ ὅτι μέλλει <text:soft-page-break/>ἀπαιτήρειν αὐτὸ παρ’ ἐκείνου.</text:p>
          </table:table-cell>
          <table:table-cell table:style-name="Table1.A1" office:value-type="string">
            <text:p text:style-name="P7">Why should he be afraid of Snape? Getting up, he told Ron and Hermione he was going to ask Snape <text:soft-page-break/>if he could have it.</text:p>
          </table:table-cell>
        </table:table-row>
        <table:table-row table:style-name="TableLine1897739053488">
          <table:table-cell table:style-name="Table1.A1" office:value-type="string">
            <text:p text:style-name="P8">ο<text:span text:style-name="T3">ἱ</text:span> δέ τοῦτ’ ἔφασαν στέργειν ἄν, ε<text:span text:style-name="T4">ἰ Ἅ</text:span>ρειος μὲν ἔλθοι, αὐτοὶ δὲ μή.<text:span text:style-name="T4"> ὁ μέντοι Ἅρειος ἐλογίζετο ὅτι ἐκεῖνος εἰκότως ὁμολογήσει, ἐὰν ἄλλοι τινές σοφισταὶ παρόντες ἀκούσωσιν.</text:span></text:p>
          </table:table-cell>
          <table:table-cell table:style-name="Table1.A1" office:value-type="string">
            <text:p text:style-name="P7">"Better you than me," they said together, but Harry had an idea that Snape wouldn't refuse if there were other teachers listening.</text:p>
          </table:table-cell>
        </table:table-row>
        <table:table-row table:style-name="TableLine1897739053760">
          <table:table-cell table:style-name="Table1.A1" office:value-type="string">
            <text:p text:style-name="P8">ἥκων δέ πρὸς τὸ τῶν σοφιστῶν κοινεῖον ἔκοψε τὴν θύραν.</text:p>
          </table:table-cell>
          <table:table-cell table:style-name="Table1.A1" office:value-type="string">
            <text:p text:style-name="P8">He made his way down to the staffroom and knocked.</text:p>
          </table:table-cell>
        </table:table-row>
        <table:table-row table:style-name="TableLine1897739046144">
          <table:table-cell table:style-name="Table1.A1" office:value-type="string">
            <text:p text:style-name="P8">οὐδενὸς δέ ἀνοίξαντος, μάλ’ αὖθις ἔκοψεν.<text:span text:style-name="T4"> ἀνέῳξε δ’ οὐδείς.</text:span></text:p>
          </table:table-cell>
          <table:table-cell table:style-name="Table1.A1" office:value-type="string">
            <text:p text:style-name="P8">There was no answer.<text:span text:style-name="T4"> He knocked again. Nothing.</text:span></text:p>
          </table:table-cell>
        </table:table-row>
        <table:table-row table:style-name="TableLine1897739050496">
          <table:table-cell table:style-name="Table1.A1" office:value-type="string">
            <text:p text:style-name="P8">καὶ δὴ τὸ βιβλίον ἐντὸς κατέλιπεν ὁ Σίναπυς.</text:p>
          </table:table-cell>
          <table:table-cell table:style-name="Table1.A1" office:value-type="string">
            <text:p text:style-name="P8">Perhaps Snape had left the book in there? </text:p>
          </table:table-cell>
        </table:table-row>
        <table:table-row table:style-name="TableLine1897739056208">
          <table:table-cell table:style-name="Table1.A1" office:value-type="string">
            <text:p text:style-name="P8">ἐπιχειρητέον οὖν.</text:p>
          </table:table-cell>
          <table:table-cell table:style-name="Table1.A1" office:value-type="string">
            <text:p text:style-name="P8">It was worth a try.</text:p>
          </table:table-cell>
        </table:table-row>
        <table:table-row table:style-name="TableLine1897739057296">
          <table:table-cell table:style-name="Table1.A1" office:value-type="string">
            <text:p text:style-name="P8">ἀνοίξας δ’ ὀλίγον τὴν θύραν εἴσω προῦκυψε.<text:span text:style-name="T4"> ἀλλὰ θέαμα δυσθέατον ἔνδον ἦν ἰδεῖν.</text:span></text:p>
          </table:table-cell>
          <table:table-cell table:style-name="Table1.A1" office:value-type="string">
            <text:p text:style-name="P8">He pushed the door ajar and peered inside -- and a horrible scene met his eyes.</text:p>
          </table:table-cell>
        </table:table-row>
        <table:table-row table:style-name="TableLine1897739055936">
          <table:table-cell table:style-name="Table1.A1" office:value-type="string">
            <text:p text:style-name="P8">μόνοι γὰρ παρῆσαν ὁ Σίναπυς καὶ ὁ Φήληξ.</text:p>
          </table:table-cell>
          <table:table-cell table:style-name="Table1.A1" office:value-type="string">
            <text:p text:style-name="P8">Snape and Filch were inside, alone.</text:p>
          </table:table-cell>
        </table:table-row>
        <table:table-row table:style-name="TableLine1897739054032">
          <table:table-cell table:style-name="Table1.A1" office:value-type="string">
            <text:p text:style-name="P8">κάκεῖνος δὴ τὸν τρίβωνα ὑπὲρ τὰ γόνατα εἶχεν ἀποκαλύπτων τὸ σκέλος αἱματηρὸν καί κατεσπαραγμένον.</text:p>
          </table:table-cell>
          <table:table-cell table:style-name="Table1.A1" office:value-type="string">
            <text:p text:style-name="P8">Snape was holding his robes above his knees. One of his legs was bloody and mangled.</text:p>
          </table:table-cell>
        </table:table-row>
        <table:table-row table:style-name="TableLine1897739056752">
          <table:table-cell table:style-name="Table1.A1" office:value-type="string">
            <text:p text:style-name="P8">οὗτος δ’ ὀθόνια παρεῖχεν αὐτῷ.</text:p>
          </table:table-cell>
          <table:table-cell table:style-name="Table1.A1" office:value-type="string">
            <text:p text:style-name="P8">Filch was handing Snape bandages.</text:p>
          </table:table-cell>
        </table:table-row>
        <table:table-row table:style-name="TableLine1897739050224">
          <table:table-cell table:style-name="Table1.A1" office:value-type="string">
            <text:p text:style-name="P8"><text:span text:style-name="T4">Ὢ</text:span> κατάρατον τὸ χρῆμα κυνός, ἔφη.</text:p>
          </table:table-cell>
          <table:table-cell table:style-name="Table1.A1" office:value-type="string">
            <text:p text:style-name="P8">"Blasted thing<text:span text:style-name="T4">!</text:span>" Snape was saying.</text:p>
          </table:table-cell>
        </table:table-row>
        <table:table-row table:style-name="TableLine1897739046960">
          <table:table-cell table:style-name="Table1.A1" office:value-type="string">
            <text:p text:style-name="P8">πῶς γὰρ ἔστιν ἅμα διατηρεῖν τὰς τρεῖς κεφαλάς;</text:p>
          </table:table-cell>
          <table:table-cell table:style-name="Table1.A1" office:value-type="string">
            <text:p text:style-name="P8">"How are you supposed to keep your eyes on all three heads at once?"</text:p>
          </table:table-cell>
        </table:table-row>
        <table:table-row table:style-name="TableLine1897739061920">
          <table:table-cell table:style-name="Table1.A1" office:value-type="string">
            <text:p text:style-name="P8">τοῦ δ’ Ἁρείου σιωπῇ κλείοντος τὴν θύραν, βοῶν Ὁ Ποτέρ, ἔφη διαστρεφόμενος ἅμα δι’ ὀργῆς τ<text:span text:style-name="T4">ὰ ὄμματα καὶ μεθεὶς τὸν τρίβωνα ἐπικαλύψαι τὸ σκέλος.</text:span></text:p>
          </table:table-cell>
          <table:table-cell table:style-name="Table1.A1" office:value-type="string">
            <text:p text:style-name="P8">Harry tried to shut the door quietly, but --<text:span text:style-name="T4"> </text:span>"POTTER!"<text:span text:style-name="T4"> Snape's face was twisted with fury as he dropped his robes quickly to hide his leg.</text:span></text:p>
          </table:table-cell>
        </table:table-row>
        <table:table-row table:style-name="TableLine1897739057568">
          <table:table-cell table:style-name="Table1.A1" office:value-type="string">
            <text:p text:style-name="P9"><text:span text:style-name="T5">Ἅ</text:span>ρειος δ’ ἀσκήσας ἑαυτὸν εἰς εὐτολμίαν Εἰ οἷόν τε, ἔφη, προτεῖναι ἐρώτημά τι, θέλοιμ’ ἂν εἰδέναι εἴ γ’ ἄρ’ ἔξεστί μοι ἀπαιτεῖν τὸ βιβλίον μου,- <text:span text:style-name="T5">Ἄ</text:span>πιθι, ἄπιθι ἐς κόρακας ἤδη.</text:p>
          </table:table-cell>
          <table:table-cell table:style-name="Table1.A1" office:value-type="string">
            <text:p text:style-name="P9">Harry gulped.<text:span text:style-name="T5"> "I just wondered if I could have my book back." </text:span>"GET OUT! OUT!"</text:p>
          </table:table-cell>
        </table:table-row>
        <table:table-row table:style-name="TableLine1897739048320">
          <table:table-cell table:style-name="Table1.A1" office:value-type="string">
            <text:p text:style-name="P9">ἀπῆλθεν οὖν εὐθὺς ὁ Ἄρειος πρὶν ἐκεῖνον αὖθις ἀφελέσθαι βαθμῶν τούς Γρυφινδώρους.</text:p>
          </table:table-cell>
          <table:table-cell table:style-name="Table1.A1" office:value-type="string">
            <text:p text:style-name="P9">Harry left, before Snape could take any more points from Gryffindor.</text:p>
          </table:table-cell>
        </table:table-row>
        <table:table-row table:style-name="TableLine1897739058928">
          <table:table-cell table:style-name="Table1.A1" office:value-type="string">
            <text:p text:style-name="P9">ἄνω δέ ὡς τάχιστα ἀναβὰς πάλιν ξυν- εγένετο τοῖς ἑταίροις.</text:p>
          </table:table-cell>
          <table:table-cell table:style-name="Table1.A1" office:value-type="string">
            <text:p text:style-name="P9">He sprinted back upstairs.</text:p>
          </table:table-cell>
        </table:table-row>
        <table:table-row table:style-name="TableLine1897739049952">
          <table:table-cell table:style-name="Table1.A1" office:value-type="string">
            <text:p text:style-name="P9">ὁ δέ Ῥοών <text:span text:style-name="T5">Ἆ</text:span>ρ’ ἔχεις αὑτά<text:span text:style-name="T5">;</text:span> ἔφη.</text:p>
          </table:table-cell>
          <table:table-cell table:style-name="Table1.A1" office:value-type="string">
            <text:p text:style-name="P9">"Did you get it?" Ron asked as Harry joined them.</text:p>
          </table:table-cell>
        </table:table-row>
        <table:table-row table:style-name="TableLine1897739048864">
          <table:table-cell table:style-name="Table1.A1" office:value-type="string">
            <text:p text:style-name="P10">ἀλλὰ τί δὴ πάσχεις;</text:p>
          </table:table-cell>
          <table:table-cell table:style-name="Table1.A1" office:value-type="string">
            <text:p text:style-name="P10">"What's the matter?"</text:p>
          </table:table-cell>
        </table:table-row>
        <table:table-row table:style-name="TableLine1897739049136">
          <table:table-cell table:style-name="Table1.A1" office:value-type="string">
            <text:p text:style-name="P10">ἐκεῖνος δέ μόλις ψιθυρίζων εἶπεν αὐτοῖς ὅ τι ἑώρακεν.</text:p>
          </table:table-cell>
          <table:table-cell table:style-name="Table1.A1" office:value-type="string">
            <text:p text:style-name="P10">In a low whisper, Harry told them what he'd seen.</text:p>
          </table:table-cell>
        </table:table-row>
        <table:table-row table:style-name="TableLine1897739051312">
          <table:table-cell table:style-name="Table1.A1" office:value-type="string">
            <text:p text:style-name="P10">τελευταῖον δέ πνευστιῶν <text:span text:style-name="T6">ἔ</text:span>τι Ἀλλ’ ἴστε που, ἔφη, τοῦτο τί δύναται<text:span text:style-name="T6">;</text:span></text:p>
          </table:table-cell>
          <table:table-cell table:style-name="Table1.A1" office:value-type="string">
            <text:p text:style-name="P10">"You know what this means?" he finished breathlessly.</text:p>
          </table:table-cell>
        </table:table-row>
        <table:table-row table:style-name="TableLine1897739057840">
          <table:table-cell table:style-name="Table1.A1" office:value-type="string">
            <text:p text:style-name="P10">ἐπεχείρησε γὰρ λαθὼν παρελθεῖν τὸν τρικάρηνον ἐπὶ τῶν νεκυσίων ὁ Σίναπυς.</text:p>
          </table:table-cell>
          <table:table-cell table:style-name="Table1.A1" office:value-type="string">
            <text:p text:style-name="P10">"He tried to get past that three-headed dog at Halloween!</text:p>
          </table:table-cell>
        </table:table-row>
        <table:table-row table:style-name="TableLine1897739059472">
          <table:table-cell table:style-name="Table1.A1" office:value-type="string">
            <text:p text:style-name="P10">καὶ ἐθεωροῦμεν αὐτὸν ἐκεῖσε τότε χωροῦντα δηλαδὴ κλέψοντα τὸ πρὸς ἐκείνου φυλαττόμενον.</text:p>
          </table:table-cell>
          <table:table-cell table:style-name="Table1.A1" office:value-type="string">
            <text:p text:style-name="P10">That's where he was going when we saw him -- he's after whatever it's guarding!</text:p>
          </table:table-cell>
        </table:table-row>
        <table:table-row table:style-name="TableLine1897739058112">
          <table:table-cell table:style-name="Table1.A1" office:value-type="string">
            <text:p text:style-name="P10">καὶ περίδου μοι περὶ τοῦ σάρου εἰ μὴ αὐτὸς εἰσῆγε τὸν Τρωγλοδύτην ὡς ῥᾷον λήσων ἅπαντας.</text:p>
          </table:table-cell>
          <table:table-cell table:style-name="Table1.A1" office:value-type="string">
            <text:p text:style-name="P10">And I<text:span text:style-name="T6">'</text:span>d bet my broomstick he let that troll in, to make a diversion!"</text:p>
          </table:table-cell>
        </table:table-row>
        <table:table-row table:style-name="TableLine1897739051856">
          <table:table-cell table:style-name="Table1.A1" office:value-type="string">
            <text:p text:style-name="P10">ἡ δ’ Ἑρμιόνη πεφροντικὸς βλέπων Περιττόν τι λέγεις, ἔφη.<text:span text:style-name="T6"> δυσχερὴς μὲν γάρ ἐστιν εὖ οἶδ’ ὅτι, ἀλλ’ οὐκ ἐπίδοξός ἐστι κλέψων τὸ Διμπλοδώρῳ πεφυλαγμένον.</text:span></text:p>
          </table:table-cell>
          <table:table-cell table:style-name="Table1.A1" office:value-type="string">
            <text:p text:style-name="P10">Hermione's eyes were wide.<text:span text:style-name="T6"> "No -- he wouldn't, she said. "I know he's not very nice, but he wouldn't try and steal something Dumbledore was keeping safe."</text:span></text:p>
          </table:table-cell>
        </table:table-row>
        <text:soft-page-break/>
        <table:table-row table:style-name="TableLine1897739054304">
          <table:table-cell table:style-name="Table1.A1" office:value-type="string">
            <text:p text:style-name="P10">ὁ δέ Ῥοών <text:span text:style-name="T6">Ἡ</text:span>ράκλεις, ἔφη ἀνιώμενος.<text:span text:style-name="T6"> σὺ μὲν γὰρ νομίζεις τοὺς σοφιστὰς πάντας θείου τι μετέχοντας δήπου.</text:span></text:p>
          </table:table-cell>
          <table:table-cell table:style-name="Table1.A1" office:value-type="string">
            <text:p text:style-name="P10">"Honestly, Hermione, you think all teachers are saints or something,"<text:span text:style-name="T6"> snapped Ron.</text:span></text:p>
          </table:table-cell>
        </table:table-row>
        <table:table-row table:style-name="TableLine1897739054576">
          <table:table-cell table:style-name="Table1.A1" office:value-type="string">
            <text:p text:style-name="P10">ἐγὼ δέ τα<text:span text:style-name="T6">ὐ</text:span>τὰ τῷ Ἁρείῳ φρονῶ.<text:span text:style-name="T6"> </text:span></text:p>
          </table:table-cell>
          <table:table-cell table:style-name="Table1.A1" office:value-type="string">
            <text:p text:style-name="P10">"I'm with Harry.<text:span text:style-name="T6">"</text:span></text:p>
          </table:table-cell>
        </table:table-row>
        <table:table-row table:style-name="TableLine1897739054848">
          <table:table-cell table:style-name="Table1.A1" office:value-type="string">
            <text:p text:style-name="P17">πανοῦργος γάρ ἐστιν ὁ Σίναπυς. </text:p>
          </table:table-cell>
          <table:table-cell table:style-name="Table1.A1" office:value-type="string">
            <text:p text:style-name="P10"><text:span text:style-name="T6">"</text:span>I wouldn't put anything past Snape.<text:span text:style-name="T6">"</text:span></text:p>
          </table:table-cell>
        </table:table-row>
        <table:table-row table:style-name="TableLine1897739058384">
          <table:table-cell table:style-name="Table1.A1" office:value-type="string">
            <text:p text:style-name="P17">ἀλλὰ τί θέλει; </text:p>
          </table:table-cell>
          <table:table-cell table:style-name="Table1.A1" office:value-type="string">
            <text:p text:style-name="P17">"But what's he after?"</text:p>
          </table:table-cell>
        </table:table-row>
        <table:table-row table:style-name="TableLine1897739059744">
          <table:table-cell table:style-name="Table1.A1" office:value-type="string">
            <text:p text:style-name="P17">τί φυλάττει ὁ κύων;</text:p>
          </table:table-cell>
          <table:table-cell table:style-name="Table1.A1" office:value-type="string">
            <text:p text:style-name="P17">"What's that dog guarding?"</text:p>
          </table:table-cell>
        </table:table-row>
        <table:table-row table:style-name="TableLine1897739060016">
          <table:table-cell table:style-name="Table1.A1" office:value-type="string">
            <text:p text:style-name="P10">κα<text:span text:style-name="T6">ὶ</text:span> ὁ <text:span text:style-name="T6">Ἅ</text:span>ρειος περὶ ταῦτα ἔτι φροντίζων ἀπέβη κοιμησόμενος.</text:p>
          </table:table-cell>
          <table:table-cell table:style-name="Table1.A1" office:value-type="string">
            <text:p text:style-name="P10">Harry went to bed with his head buzzing with the same question.</text:p>
          </table:table-cell>
        </table:table-row>
        <table:table-row table:style-name="TableLine1897739060288">
          <table:table-cell table:style-name="Table1.A1" office:value-type="string">
            <text:p text:style-name="P11">ἀλλὰ τραχὺ ῥέγκοντος ἤδη τοῦ Νεφελώδους, αὐτὸς οὐκ ε<text:span text:style-name="T7">ἰ</text:span>ς ὕπνον ἔπεσε καίπερ μάλιστα χρῄζων πεσεῖν, ὡς δέον μετ’ ὀλίγον <text:span text:style-name="T7">ἰ</text:span>καροσφαιρίσαι τὸ πρῶτον.<text:span text:style-name="T7"> τοῦ δ’ οὖν Σινάπεως οῦ ῥᾴδιον ῆν ἐπιλαθέσθαι δεινὸν βλέποντος ἥνικα τὸ σκέλος εἶδεν αὐτοῦ.</text:span></text:p>
          </table:table-cell>
          <table:table-cell table:style-name="Table1.A1" office:value-type="string">
            <text:p text:style-name="P10">Neville was snoring loudly, but Harry couldn't sleep. He tried to empty his mind -- he needed to sleep, he had to, he had his first Quidditch match in a few hours -- but the expression on Snape's face when Harry had seen his leg wasn't easy to forget.</text:p>
          </table:table-cell>
        </table:table-row>
        <table:table-row table:style-name="TableLine1897739070896">
          <table:table-cell table:style-name="Table1.A1" office:value-type="string">
            <text:p text:style-name="P11">τῇ δ’ ὑστεραίᾳ α<text:span text:style-name="T7">ἰ</text:span>θρίου μὲν ὄντος τοῦ ἀέρος ψυχροῦ δέ, ἅπαντες οἶ ἐν μεγάρῳ ἀριστῶντες, μεταξὺ σφόδρα τερπόμενοι τῇ εὐοσμίᾳ τῇ τῶν χορδευμάτων τηγανιζομένων, πολλῆς μετ’ εὐφροσύνης διελέγοντο ἐν σφίσι προσδεχόμενοι καλὸν ἔσεσθαι τὸν μέλλοντ’ ἀγῶνα τὸν <text:span text:style-name="T7">ἰ</text:span>καροσφαιρικόν.</text:p>
          </table:table-cell>
          <table:table-cell table:style-name="Table1.A1" office:value-type="string">
            <text:p text:style-name="P11">The next morning dawned very bright and cold. The Great Hall was full of the delicious smell of fried sausages and the cheerful chatter of everyone looking forward to a good Quidditch match.</text:p>
          </table:table-cell>
        </table:table-row>
        <table:table-row table:style-name="TableLine1897739071168">
          <table:table-cell table:style-name="Table1.A1" office:value-type="string">
            <text:p text:style-name="P11">Ἀλλὰ δεῖ σέ φαγεῖν τι.</text:p>
          </table:table-cell>
          <table:table-cell table:style-name="Table1.A1" office:value-type="string">
            <text:p text:style-name="P11">"You've got to eat some breakfast."</text:p>
          </table:table-cell>
        </table:table-row>
        <table:table-row table:style-name="TableLine1897739080416">
          <table:table-cell table:style-name="Table1.A1" office:value-type="string">
            <text:p text:style-name="P11">Ἀλλ’ οὐ δέομαι.</text:p>
          </table:table-cell>
          <table:table-cell table:style-name="Table1.A1" office:value-type="string">
            <text:p text:style-name="P11">"I don't want anything."</text:p>
          </table:table-cell>
        </table:table-row>
        <table:table-row table:style-name="TableLine1897739067904">
          <table:table-cell table:style-name="Table1.A1" office:value-type="string">
            <text:p text:style-name="P11">Ἀλλ’ ἄρτου γ’ ὀλίγον.<text:span text:style-name="T7"> τῆς γὰρ Ἑρμιόνης ἔτυχον ὅντες οὗτοι οἱ θῶπες λόγοι.</text:span></text:p>
          </table:table-cell>
          <table:table-cell table:style-name="Table1.A1" office:value-type="string">
            <text:p text:style-name="P11">"Just a bit of toast," wheedled Hermione.</text:p>
          </table:table-cell>
        </table:table-row>
        <table:table-row table:style-name="TableLine1897739073616">
          <table:table-cell table:style-name="Table1.A1" office:value-type="string">
            <text:p text:style-name="P11">Ἀνορέκτως δ’ ἔχω.</text:p>
          </table:table-cell>
          <table:table-cell table:style-name="Table1.A1" office:value-type="string">
            <text:p text:style-name="P11">"I'm not hungry."</text:p>
          </table:table-cell>
        </table:table-row>
        <table:table-row table:style-name="TableLine1897739066816">
          <table:table-cell table:style-name="Table1.A1" office:value-type="string">
            <text:p text:style-name="P11">ὁ δ’ <text:span text:style-name="T7">Ἅ</text:span>ρειος κακῶς δὴ εἶχεν ἐννοῶν ὡς ἐντὸς οὐ πολλοῦ εἷς τὸ σταδίον εἷσβήσεται.</text:p>
          </table:table-cell>
          <table:table-cell table:style-name="Table1.A1" office:value-type="string">
            <text:p text:style-name="P11">Harry felt terrible. In an hour's time he'd be walking onto the field.</text:p>
          </table:table-cell>
        </table:table-row>
        <table:table-row table:style-name="TableLine1897739077424">
          <table:table-cell table:style-name="Table1.A1" office:value-type="string">
            <text:p text:style-name="P11">καὶ ὁ Σάμιος Φινιγάνης <text:span text:style-name="T7">Ὦ</text:span> <text:span text:style-name="T7">Ἅ</text:span>ρειε, ἔφη, δεῖ σέ εὐτραφῆ γενέσθαι ὡς μάλα συντενῶν σεαυτόν.</text:p>
          </table:table-cell>
          <table:table-cell table:style-name="Table1.A1" office:value-type="string">
            <text:p text:style-name="P11">"Harry, you need your strength," said Seamus Finnigan.</text:p>
          </table:table-cell>
        </table:table-row>
        <table:table-row table:style-name="TableLine1897739080144">
          <table:table-cell table:style-name="Table1.A1" office:value-type="string">
            <text:p text:style-name="P12">τοῖς γὰρ ζητηταῖς ἀεὶ ἐκ προνοίας προσπίπτειν φιλοῦσιν οἱ ἐναντίοι.</text:p>
          </table:table-cell>
          <table:table-cell table:style-name="Table1.A1" office:value-type="string">
            <text:p text:style-name="P12">"Seekers are always the ones who get clobbered by the other team."</text:p>
          </table:table-cell>
        </table:table-row>
        <table:table-row table:style-name="TableLine1897739075520">
          <table:table-cell table:style-name="Table1.A1" office:value-type="string">
            <text:p text:style-name="P12">ὁ δ’ <text:span text:style-name="T8">Ἅ</text:span>ρειος θεώμενος αὐτὸν καρύκην τοματίνην πρὸς τὰ χορδεύματα χέοντα Εὐχαριστῶ σοί, ἔφη, <text:span text:style-name="T8">ὦ</text:span> Σάμιε.</text:p>
          </table:table-cell>
          <table:table-cell table:style-name="Table1.A1" office:value-type="string">
            <text:p text:style-name="P12">"Thanks, Seamus," said Harry, watching Seamus pile ketchup on his sausages.</text:p>
          </table:table-cell>
        </table:table-row>
        <table:table-row table:style-name="TableLine1897739070080">
          <table:table-cell table:style-name="Table1.A1" office:value-type="string">
            <text:p text:style-name="P12">καὶ περὶ τὴν πεμπτὴν ὥραν πάντες ὡς εἰπεῖν οἱ μαθηταὶ ἐκάθηντο ἐν τοῖς περὶ τὸ <text:span text:style-name="T8">ἰ</text:span>καροσφαιριστήριον βάθροις πρὸς τὸ στάδιον ἀτενὲς βλέποντες, ἔνιοι δέ καὶ δίοπτρα ἔχοντες τηλεσκοπικά.</text:p>
          </table:table-cell>
          <table:table-cell table:style-name="Table1.A1" office:value-type="string">
            <text:p text:style-name="P12">By eleven o'clock the whole school seemed to be out in the stands around the Quidditch pitch. Many students had binoculars.</text:p>
          </table:table-cell>
        </table:table-row>
        <table:table-row table:style-name="TableLine1897739077968">
          <table:table-cell table:style-name="Table1.A1" office:value-type="string">
            <text:p text:style-name="P12">ἐνίοτε γὰρ χαλεπὸν <text:span text:style-name="T8">ἦ</text:span>ν τοῖς θεαταῖς καίπερ μετεώροις ο<text:span text:style-name="T8">ὖ</text:span>σιν ἰδεῖν τί γίγνεται.</text:p>
          </table:table-cell>
          <table:table-cell table:style-name="Table1.A1" office:value-type="string">
            <text:p text:style-name="P12">The seats might be raised high in the air, but it was still difficult to see what was going on sometimes.</text:p>
          </table:table-cell>
        </table:table-row>
        <table:table-row table:style-name="TableLine1897739068176">
          <table:table-cell table:style-name="Table1.A1" office:value-type="string">
            <text:p text:style-name="P13">ὁ δέ Ῥοὼν καί ἡ Ἑρμιόνη ξυνεγένοντο ἐπ’ ἄκροις τοῖς βάθροις τῷ τε Νεφελώδει καί τῷ Σαμίῳ καὶ τῴ Δείνῳ ἐκείνῳ τῷ τῶν ποδοσφαιριστῶν τῶν Ῥαιστήρων καλουμένων φιλοθεάμονι.<text:span text:style-name="T9"> καὶ καινόν τι ἐγεγράφεσαν σημεῖον μέγα ὡς χαρισάμενοι τῷ Ἁρείῳ ἐφ’ ἑνὸς τῶν στρωμάτων τῶν Σκαβρῴ </text:span><text:soft-page-break/><text:span text:style-name="T9">τετρωγμένων.</text:span></text:p>
          </table:table-cell>
          <table:table-cell table:style-name="Table1.A1" office:value-type="string">
            <text:p text:style-name="P12">Ron and Hermione joined Neville, Seamus, and Dean the West Ham fan up in the top row. As a surprise for Harry, they had painted a large banner on one of the sheets Scabbers had ruined.</text:p>
          </table:table-cell>
        </table:table-row>
        <table:table-row table:style-name="TableLine1897739071712">
          <table:table-cell table:style-name="Table1.A1" office:value-type="string">
            <text:p text:style-name="P13">καὶ <text:span text:style-name="T9">ἦ</text:span>ν ἀναγνῶναι ὅτι Προεδρευέτω Ποτῆρ.</text:p>
            <text:p text:style-name="P13">καὶ ὁ Δεῖνος δεινὸς ὢν γράφειν μέγαν ὑπεγεγράφει τὸν λέοντα τὸν τῶν Γρυφινδώρων.</text:p>
          </table:table-cell>
          <table:table-cell table:style-name="Table1.A1" office:value-type="string">
            <text:p text:style-name="P12">It said Potter for President, and Dean, who was good at drawing, had done a large Gryffindor lion underneath.</text:p>
          </table:table-cell>
        </table:table-row>
        <table:table-row table:style-name="TableLine1897739069808">
          <table:table-cell table:style-name="Table1.A1" office:value-type="string">
            <text:p text:style-name="P13">καὶ<text:span text:style-name="T9"> </text:span>μὴν ἡ Ἑρμιόνη φίλτρον τι χαλεπώτερον ἐτεθήκει ὥστε πάντα τὰ γράμματα ποικίλοις ἀεὶ ἀστράπτειν χρώμασιν<text:span text:style-name="T9">.</text:span> </text:p>
          </table:table-cell>
          <table:table-cell table:style-name="Table1.A1" office:value-type="string">
            <text:p text:style-name="P13">Then Hermione had performed a tricky little charm so that the paint flashed different colors.</text:p>
          </table:table-cell>
        </table:table-row>
        <table:table-row table:style-name="TableLine1897739077696">
          <table:table-cell table:style-name="Table1.A1" office:value-type="string">
            <text:p text:style-name="P13">ἐν δέ τούτῳ ὁ <text:span text:style-name="T9">Ἅ</text:span>ρειος καί οἱ ἕτεροι τῆς ἀγέλης ἐν τῷ ἀποδυτηρίῳ μεταμφιαζόμενοι ἐνεδύοντο τούς ἷκαροσφαιριστικοὺς τρίβωνας κοκκίνους.<text:span text:style-name="T9"> οἱ δέ Σλυθήρινοι πρασίνους ἔμελλον φορήσειν.</text:span></text:p>
          </table:table-cell>
          <table:table-cell table:style-name="Table1.A1" office:value-type="string">
            <text:p text:style-name="P13">Meanwhile, in the locker room, Harry and the rest of the team were changing into their scarlet Quidditch robes (Slytherin would be playing in green).</text:p>
          </table:table-cell>
        </table:table-row>
        <table:table-row table:style-name="TableLine1897739068448">
          <table:table-cell table:style-name="Table1.A1" office:value-type="string">
            <text:p text:style-name="P13">καὶ τότε ὁ <text:span text:style-name="T9">Ὕ</text:span>λης ἐχρέμψατό τι εὐφημίαν κηρύττων.</text:p>
          </table:table-cell>
          <table:table-cell table:style-name="Table1.A1" office:value-type="string">
            <text:p text:style-name="P13">Wood cleared his throat for silence.</text:p>
          </table:table-cell>
        </table:table-row>
        <table:table-row table:style-name="TableLine1897739064640">
          <table:table-cell table:style-name="Table1.A1" office:value-type="string">
            <text:p text:style-name="P13">Λοιπόν, ἔφη, ὦ ἄνδρες Γρυφίνδωροι.</text:p>
          </table:table-cell>
          <table:table-cell table:style-name="Table1.A1" office:value-type="string">
            <text:p text:style-name="P13">"Okay, men," he said.</text:p>
          </table:table-cell>
        </table:table-row>
        <table:table-row table:style-name="TableLine1897739069536">
          <table:table-cell table:style-name="Table1.A1" office:value-type="string">
            <text:p text:style-name="P13">Καὶ γυναῖκες Γρυφίνδωραι, ὑπολαβοῦσα εἶπεν ἡ Ἀγγελίνη Ἰωάννου.</text:p>
          </table:table-cell>
          <table:table-cell table:style-name="Table1.A1" office:value-type="string">
            <text:p text:style-name="P13">"And women," said Chaser Angelina Johnson.</text:p>
          </table:table-cell>
        </table:table-row>
        <table:table-row table:style-name="TableLine1897739070624">
          <table:table-cell table:style-name="Table1.A1" office:value-type="string">
            <text:p text:style-name="P13">ἐκεῖνος δέ συνέφη ταῦτα.<text:span text:style-name="T9"> Ὦ ἄνδρες, ἔφη, καί γυναῖκες.</text:span></text:p>
          </table:table-cell>
          <table:table-cell table:style-name="Table1.A1" office:value-type="string">
            <text:p text:style-name="P13">"And women," Wood agreed.</text:p>
          </table:table-cell>
        </table:table-row>
        <table:table-row table:style-name="TableLine1897739072528">
          <table:table-cell table:style-name="Table1.A1" office:value-type="string">
            <text:p text:style-name="P13">τοῦτ’ ἔστ’ ἐκεῖνο.</text:p>
          </table:table-cell>
          <table:table-cell table:style-name="Table1.A1" office:value-type="string">
            <text:p text:style-name="P13">"This is it."</text:p>
          </table:table-cell>
        </table:table-row>
        <table:table-row table:style-name="TableLine1897739080688">
          <table:table-cell table:style-name="Table1.A1" office:value-type="string">
            <text:p text:style-name="P13">Τό γε μέγιστον ἁπάντων, εἶπεν ὁ Φερέδικος Ε<text:span text:style-name="T9">ὐ</text:span>ισήλιος.</text:p>
          </table:table-cell>
          <table:table-cell table:style-name="Table1.A1" office:value-type="string">
            <text:p text:style-name="P13">"The big one," said Fred Weasley.</text:p>
          </table:table-cell>
        </table:table-row>
        <table:table-row table:style-name="TableLine1897739070352">
          <table:table-cell table:style-name="Table1.A1" office:value-type="string">
            <text:p text:style-name="P13">Τό γε μὴν ἐκ μακροῦ χρόνου προσδεδεγμένον, ἀναλαβὼν εἶπεν ὁ Γεωργός.</text:p>
          </table:table-cell>
          <table:table-cell table:style-name="Table1.A1" office:value-type="string">
            <text:p text:style-name="P13">"The one we've all been waiting for," said George.</text:p>
          </table:table-cell>
        </table:table-row>
        <table:table-row table:style-name="TableLine1897739078784">
          <table:table-cell table:style-name="Table1.A1" office:value-type="string">
            <text:p text:style-name="P13">Καὶ γὰρ ἀπὸ γλώττης ἔστιν ἡμῖν φράσαι τὸν τοῦ Ὀλοφωίου λόγον ῶς τῆς πέρυσιν ἀγέλης οὖσιν.</text:p>
          </table:table-cell>
          <table:table-cell table:style-name="Table1.A1" office:value-type="string">
            <text:p text:style-name="P13">"We know Oliver's speech by heart," Fred told Harry, "we were on the team last year."</text:p>
          </table:table-cell>
        </table:table-row>
        <table:table-row table:style-name="TableLine1897739071440">
          <table:table-cell table:style-name="Table1.A1" office:value-type="string">
            <text:p text:style-name="P13">ὁ δ’ <text:span text:style-name="T9">Ὕ</text:span>λης Σιγᾶτον, ἔφη.</text:p>
          </table:table-cell>
          <table:table-cell table:style-name="Table1.A1" office:value-type="string">
            <text:p text:style-name="P13">"Shut up, you two," said Wood.</text:p>
          </table:table-cell>
        </table:table-row>
        <table:table-row table:style-name="TableLine1897739063824">
          <table:table-cell table:style-name="Table1.A1" office:value-type="string">
            <text:p text:style-name="P13">ἥδε γὰρ ἡ ἀγέλη βελτίστη ἐστὶν ἐκ πολλῶν ἐτῶν.</text:p>
          </table:table-cell>
          <table:table-cell table:style-name="Table1.A1" office:value-type="string">
            <text:p text:style-name="P13">"This is the best team Gryffindor's had in years.</text:p>
          </table:table-cell>
        </table:table-row>
        <table:table-row table:style-name="TableLine1897739066000">
          <table:table-cell table:style-name="Table1.A1" office:value-type="string">
            <text:p text:style-name="P13">νικήσομεν δῆτα εὖ οἶδ’ ὅτι.</text:p>
          </table:table-cell>
          <table:table-cell table:style-name="Table1.A1" office:value-type="string">
            <text:p text:style-name="P13">We're going to win. I know it."</text:p>
          </table:table-cell>
        </table:table-row>
        <table:table-row table:style-name="TableLine1897739071984">
          <table:table-cell table:style-name="Table1.A1" office:value-type="string">
            <text:p text:style-name="P13">καὶ πρὸς αὐτοὺς ὀξὺ ἔβλεψεν ὡς θέλων εἰπεῖν ὅτι Εἰ δέ μή<text:span text:style-name="T9">...</text:span> </text:p>
          </table:table-cell>
          <table:table-cell table:style-name="Table1.A1" office:value-type="string">
            <text:p text:style-name="P13">He glared at them all as if to say, "Or else."</text:p>
          </table:table-cell>
        </table:table-row>
        <table:table-row table:style-name="TableLine1897739072256">
          <table:table-cell table:style-name="Table1.A1" office:value-type="string">
            <text:p text:style-name="P14">Εἶ<text:span text:style-name="T9">ε</text:span>ν.<text:span text:style-name="T9"> </text:span>ε<text:span text:style-name="T9">ἰ</text:span>ς γὰρ αὐτὸν τὸν καιρὸν ἥκομεν.<text:span text:style-name="T10"> ἀγαθῇ τύχῃ ὑμῖν ἅπασιν.</text:span></text:p>
          </table:table-cell>
          <table:table-cell table:style-name="Table1.A1" office:value-type="string">
            <text:p text:style-name="P13">"Right. It's time. Good luck, all of you."</text:p>
          </table:table-cell>
        </table:table-row>
        <table:table-row table:style-name="TableLine1897739063552">
          <table:table-cell table:style-name="Table1.A1" office:value-type="string">
            <text:p text:style-name="P14">ὁ δ’ ’Ἀρειος τῷ Φερεδίκῳ κα<text:span text:style-name="T10">ὶ</text:span> τῷ Γεωργ<text:span text:style-name="T10">ῷ</text:span> ἐκ τοῦ ἀποδυτηρίου ἐπισπόμενος, ἀπευχόμενος δέ τέως μὴ λιποψυχῆσαι, τῶν πολλῶν μέγα θορυβούντων εἰσέβη ἐπὶ τὸ στάδιον.</text:p>
          </table:table-cell>
          <table:table-cell table:style-name="Table1.A1" office:value-type="string">
            <text:p text:style-name="P14">Harry followed Fred and George out of the locker room and, hoping his knees weren't going to give way, walked onto the field to loud cheers.</text:p>
          </table:table-cell>
        </table:table-row>
        <table:table-row table:style-name="TableLine1897739068720">
          <table:table-cell table:style-name="Table1.A1" office:value-type="string">
            <text:p text:style-name="P14">ἡ δ’ Εὐχρῆ ῥαβδούχη οὖσα ἐν μέσῳ ἵστατο προσδεξομένη τοὺς δύο ἀγέλας, τὸ σάρον ἤδη χειρὶ ἔχουσα.</text:p>
          </table:table-cell>
          <table:table-cell table:style-name="Table1.A1" office:value-type="string">
            <text:p text:style-name="P14">Madam Hooch was refereeing. She stood in the middle of the field waiting for the two teams, her broom in her hand.</text:p>
          </table:table-cell>
        </table:table-row>
        <table:table-row table:style-name="TableLine1897739073888">
          <table:table-cell table:style-name="Table1.A1" office:value-type="string">
            <text:p text:style-name="P14">Δέομαι τοίνυν, ἔφη, πάντων ὑμῶν ὀρθῶς ἐνδίκως τε ἀγωνίζεσθαι.<text:span text:style-name="T10"> τοῦτο δ’ ἔλεγεν ἐκείνοις ἤδη ἀθροιζομένοις ἀμφὶ αὐτήν.</text:span></text:p>
          </table:table-cell>
          <table:table-cell table:style-name="Table1.A1" office:value-type="string">
            <text:p text:style-name="P14">"Now, I want a nice fair game, all of you," she said, once they were all gathered around her.</text:p>
          </table:table-cell>
        </table:table-row>
        <table:table-row table:style-name="TableLine1897739067088">
          <table:table-cell table:style-name="Table1.A1" office:value-type="string">
            <text:p text:style-name="P15">ὁ δ’ Ἄρειος ξυνῄδει αὐτῇ λεγούσῃ ἐν τοῖς μάλιστα τῷ Μάρκῳ Φλίντῳ, τῷ τῶν Σλυθηρίνων ἀγελάρχῃ πενταετήρῳ ὅντι.</text:p>
          </table:table-cell>
          <table:table-cell table:style-name="Table1.A1" office:value-type="string">
            <text:p text:style-name="P15">Harry noticed that she seemed to be speaking particularly to the Slytherin Captain, Marcus Flint, a sixth year.</text:p>
          </table:table-cell>
        </table:table-row>
        <table:table-row table:style-name="TableLine1897739078240">
          <table:table-cell table:style-name="Table1.A1" office:value-type="string">
            <text:p text:style-name="P15">ὁ δ’ ἐφαίνετο ξυγγενὴς εἶναι τοῖς Τρωγλοδύταις.</text:p>
          </table:table-cell>
          <table:table-cell table:style-name="Table1.A1" office:value-type="string">
            <text:p text:style-name="P15">Harry thought Flint looked as if he had some troll blood in him.</text:p>
          </table:table-cell>
        </table:table-row>
        <table:table-row table:style-name="TableLine1897739064096">
          <table:table-cell table:style-name="Table1.A1" office:value-type="string">
            <text:p text:style-name="P15"><text:span text:style-name="T11">Ἅ</text:span>ρειος δέ πρὸς τὸ ἐπάνω σημεῖον τὸ Προεδρευέτω Ποτῆρ κηρῦττον ὑπὲρ τὸν ὄχλον πρὸς ἄνεμον ἀεὶ κινούμενον παραβλέψας, ξυστελλόμενος ἑαυτὸν </text:p>
          </table:table-cell>
          <table:table-cell table:style-name="Table1.A1" office:value-type="string">
            <text:p text:style-name="P15">Out of the corner of his eye he saw the fluttering banner high above, flashing Potter for President over the crowd. His heart skipped. </text:p>
          </table:table-cell>
        </table:table-row>
        <text:soft-page-break/>
        <table:table-row table:style-name="TableLine1897739067360">
          <table:table-cell table:style-name="Table1.A1" office:value-type="string">
            <text:p text:style-name="P15">μάλ ’ ἐθάρρει.</text:p>
          </table:table-cell>
          <table:table-cell table:style-name="Table1.A1" office:value-type="string">
            <text:p text:style-name="P15">He felt braver.</text:p>
          </table:table-cell>
        </table:table-row>
        <table:table-row table:style-name="TableLine1897739072800">
          <table:table-cell table:style-name="Table1.A1" office:value-type="string">
            <text:p text:style-name="P15">Εἴσβητε δῆτα ἐπὶ τὰ σάρα.</text:p>
          </table:table-cell>
          <table:table-cell table:style-name="Table1.A1" office:value-type="string">
            <text:p text:style-name="P15">"Mount your brooms, please."</text:p>
          </table:table-cell>
        </table:table-row>
        <table:table-row table:style-name="TableLine1897739064912">
          <table:table-cell table:style-name="Table1.A1" office:value-type="string">
            <text:p text:style-name="P15">καὶ ὁ ’Άρειος ἐπὶ τὸν Ὑπερνεφελὸν Δισχιλιοστὸν εἰσέβη.</text:p>
          </table:table-cell>
          <table:table-cell table:style-name="Table1.A1" office:value-type="string">
            <text:p text:style-name="P15">Harry clambered onto his Nimbus Two Thousand.</text:p>
          </table:table-cell>
        </table:table-row>
        <table:table-row table:style-name="TableLine1897739065184">
          <table:table-cell table:style-name="Table1.A1" office:value-type="string">
            <text:p text:style-name="P15">καὶ ἐπειδὴ τάχιστα τὸν ἀγῶνα νιγλάρῳ ἐσήμανεν ἡ Εὖχρῆ - ἀργυροῦν δ’ ῆν καί μέγα δὴ ἐψόφει - πεντεκαίδεκα σάρα εὐθὺς μετέωρα ἅνω φέρεται ἀεροδρομοῦντα.<text:span text:style-name="T11"> καί διήγησιν μὲν ἀναγορέυων ἔτυχεν ὁ Ἰόρδανος, τοῖν Εὐισηλίοιν εὔνους ὥν, ἐπεσκόπει δ’ αὐτὸν ἡ Μαγονωγαλέα.</text:span></text:p>
          </table:table-cell>
          <table:table-cell table:style-name="Table1.A1" office:value-type="string">
            <text:p text:style-name="P15">Madam Hooch gave a loud blast on her silver whistle.<text:span text:style-name="T11"> Fifteen brooms rose up, high, high into the air. They were off. The Weasley twins' friend, Lee Jordan, was doing the commentary for the match, closely watched by Professor McGonagall.</text:span></text:p>
          </table:table-cell>
        </table:table-row>
        <table:table-row table:style-name="TableLine1897739073072">
          <table:table-cell table:style-name="Table1.A1" office:value-type="string">
            <text:p text:style-name="P15">διηγούμενος μέν γὰρ ἐκεῖνος Καὶ τὸν κολοφῶνα, ἔφη, εὐθὺς ἁρπάζει Ἀγγελίνη ἡ Ἰωάννου ὑπὲρ τῶν Γρυφινδώρων, δεινή τ’ οὖσα θηρεύειν καὶ εὐειδεστάτη...</text:p>
          </table:table-cell>
          <table:table-cell table:style-name="Table1.A1" office:value-type="string">
            <text:p text:style-name="P15">"And the Quaffle is taken immediately by Angelina Johnson of Gryffindor -- what an excellent Chaser that girl is, and rather attractive, too --"</text:p>
          </table:table-cell>
        </table:table-row>
        <table:table-row table:style-name="TableLine1897739068992">
          <table:table-cell table:style-name="Table1.A1" office:value-type="string">
            <text:p text:style-name="P15">ἡ δέ Μαγονωγαλέα ὡς τοῦτο χαλεπῶς φέρουσα Τί δέ δή, ἔφη ὑπολαβοῦσα, ὦ <text:span text:style-name="T11">Ἰ</text:span>όρδανε;</text:p>
          </table:table-cell>
          <table:table-cell table:style-name="Table1.A1" office:value-type="string">
            <text:p text:style-name="P15">"JORDAN!"</text:p>
          </table:table-cell>
        </table:table-row>
        <table:table-row table:style-name="TableLine1897739075792">
          <table:table-cell table:style-name="Table1.A1" office:value-type="string">
            <text:p text:style-name="P15">ὁ δέ συγγνώμην αἰτήσας τῆς πλημμελείας ἀναλαβών Καὶ ἀεροδρομοῦσα, ἔφη, τὸν κολοφῶνα παραδίδωσιν ὡς τάχιστα τῇ Ἀλικίᾳ Σπινήτῃ, ἣν ἄρτι ἐξηῦρεν Ὀλοφώιος <text:span text:style-name="T11">Ὕ</text:span>λης, πέρυσιν ἔφεδρον οὖσαν.</text:p>
          </table:table-cell>
          <table:table-cell table:style-name="Table1.A1" office:value-type="string">
            <text:p text:style-name="P16">"Sorry, Professor."<text:span text:style-name="T12"> "And she's really belting along up there, a neat pass to Alicia Spinnet, a good find of Oliver Wood's, last year only a reserve -- </text:span></text:p>
          </table:table-cell>
        </table:table-row>
        <table:table-row table:style-name="TableLine1897739073344">
          <table:table-cell table:style-name="Table1.A1" office:value-type="string">
            <text:p text:style-name="P16">τὴν δέ πρὸς τὴν Ἀγγελίνην πάλιν βαλεῖν μέλλουσαν Μάρκος Φλίντος ὁ τῶν Σλυθηρίνων ἀγελάρχης ἔφθασε, καὶ λαβὼν τὸν κολοφῶνα μετεωρίζεται ἀετοῦ τρόπον.<text:span text:style-name="T12"> σκοποῦ δέ τευξόμενον ἔφθασεν αὖ ὁ τῶν Γρυφινδώρων φύλαξ, καὶ λαβόντων τούτων τὸν κολοφῶνα, Κατὴ Βέλη θηρευτὴς κάτω τε πετομένη καί διακρουομένη καλῶς τὸν Μάρκον ἀεροδρομεῖ κατὰ τάχος ὑπὲρ τὸ στάδιον. οἴμοι πέπληκται αὕτη πληγὴν ῥοπαλοσφαιρίῳ βληθεῖσα δυσχερῆ ὥστε λυπεῖσθαι σφόδρα μοι δοκεῖν. τῶν δὲ Σλυθηρίνων πάλιν αὖ λαβόντων τὸν κολοφῶνα, Ἁδρίανος Πεύσιος μετ’ αὐτοῦ ταχύνει μὲν πρὸς τὸ τέρμα, κωλύεται δέ δευτέρῳ ῥοπαλοσφαιρίῳ βληθεὶς ὑφ’ ἑτέρου τῶν Εῦισηλίων πεμφθέντι - οὐ γὰρ ἔγνωκα τὸν ῥαιστῆρα πότερον Φερέδικός ἐστιν ἢ Γεωργός.</text:span></text:p>
            <text:p text:style-name="P16">εὐτυχήσαντος δ’ οὖν τοῦ τῶν Γρυφινδώρων ῥαιστῆρος, ἡ Ἀγγελίνη μάλ’ αὖθις τόν τε κολοφῶνα λαβοῦσα καὶ οὐδενὸς κωλύοντος ἀεροδρομοῦσα, καί ἄλλο αὖ ῥοπαλοσφαίριον φυγοῦσα, καί πρὸς τὸ τέρμα σκήπτουσα, καί τὸν φύλακα Βληχρόν μάτην προπηδήσαντα φθάσασα, τοῦ σκοποῦ τυγχάνει.</text:p>
            <text:p text:style-name="P16">βαβαὶ βαβαὶ τῆς τῶν Γρυφινδώρων εὐστοχίας.</text:p>
          </table:table-cell>
          <table:table-cell table:style-name="Table1.A1" office:value-type="string">
            <text:p text:style-name="P16">back to Johnson and -- no, the Slytherins have taken the Quaffle, Slytherin Captain Marcus Flint gains the Quaffle and off he goes -- Flint flying like an eagle up there -- he's going to sc- no, stopped by an excellent move by Gryffindor Keeper Wood and the Gryffindors take the Quaffle -- that's Chaser Katie Bell of Gryffindor there, nice dive around Flint, off up the field and -- OUCH -- that must have hurt, hit in the back of the head by a Bludger -- Quaffle taken by the Slytherins -- that's Adrian Pucey speeding off toward the goal posts, but he's blocked by a second Bludger -- sent his way by Fred or George Weasley, can't tell which -- nice play by the Gryffindor Beater, anyway, and Johnson back in possession of the Quaffle, a clear field ahead and off she goes -- she's really flying -- dodges a speeding Bludger -- the goal posts are ahead -- come on, now, Angelina -- Keeper Bletchley dives -- misses -- GRYFFINDORS SCORE!"</text:p>
          </table:table-cell>
        </table:table-row>
        <table:table-row table:style-name="TableLine1897739074160">
          <table:table-cell table:style-name="Table1.A1" office:value-type="string">
            <text:p text:style-name="P16">ἀναθορυβούντων μὲν οὖν τῶν Γρυφινδώρων εἷς τόσον εὖ πεπραγότων, στενόντων δέ τῶν Σλυθηρίνων, φθέγμα τι τοίονδε ῆν ἀκοῦσαι<text:span text:style-name="T12">.</text:span> </text:p>
          </table:table-cell>
          <table:table-cell table:style-name="Table1.A1" office:value-type="string">
            <text:p text:style-name="P16">Gryffindor cheers filled the cold air, with howls and moans from the Slytherins.</text:p>
          </table:table-cell>
        </table:table-row>
        <table:table-row table:style-name="TableLine1897739074432">
          <table:table-cell table:style-name="Table1.A1" office:value-type="string">
            <text:p text:style-name="P16">Ἀπέλθετ’ ἐκποδών.</text:p>
          </table:table-cell>
          <table:table-cell table:style-name="Table1.A1" office:value-type="string">
            <text:p text:style-name="P16">"Budge up there, move along."<text:span text:style-name="T12"> ἀνάγεθ’ ἑαυτοὺς ἐκ τοῦ μέσου.</text:span></text:p>
          </table:table-cell>
        </table:table-row>
        <text:soft-page-break/>
        <table:table-row table:style-name="TableLine1897739067632">
          <table:table-cell table:style-name="Table1.A1" office:value-type="string">
            <text:p text:style-name="P16">καὶ ὁ Ῥοὼν καὶ ἡ Ἑρμιόνη γνόντες τὸν Ἁγριώδη, ἐγγυτέρω δ’ ἀλλήλοις παρεστηκότες, ἐῶσι συγγενέσθαι.</text:p>
          </table:table-cell>
          <table:table-cell table:style-name="Table1.A1" office:value-type="string">
            <text:p text:style-name="P16">"Hagrid!"<text:span text:style-name="T12"> Ron and Hermione squeezed together to give Hagrid enough space to join them.</text:span></text:p>
          </table:table-cell>
        </table:table-row>
        <table:table-row table:style-name="TableLine1897739077152">
          <table:table-cell table:style-name="Table1.A1" office:value-type="string">
            <text:p text:style-name="P16">ὁ δέ τηλεσκοπικὰ δίοπτρα δεικνύς Οἴκοθεν μὲν γὰρ ἐσκόπουν, ἔφη, ἄμεινον δέ ὁμιλεῖν μετὰ τοῦ ὄχλου.</text:p>
          </table:table-cell>
          <table:table-cell table:style-name="Table1.A1" office:value-type="string">
            <text:p text:style-name="P16">"Bin watchin' from me hut," said Hagrid, patting a large pair of binoculars around his neck, "But it isn't the same as bein' in the crowd.</text:p>
          </table:table-cell>
        </table:table-row>
        <table:table-row table:style-name="TableLine1897739065456">
          <table:table-cell table:style-name="Table1.A1" office:value-type="string">
            <text:p text:style-name="P16">εἶτα τό γε φθαστέον οὐδεὶς ἑώρακέ που;</text:p>
          </table:table-cell>
          <table:table-cell table:style-name="Table1.A1" office:value-type="string">
            <text:p text:style-name="P16">No sign of the Snitch yet, eh?"</text:p>
          </table:table-cell>
        </table:table-row>
        <table:table-row table:style-name="TableLine1897739065728">
          <table:table-cell table:style-name="Table1.A1" office:value-type="string">
            <text:p text:style-name="P18">ὁ δέ Ῥοών ὁμολογῶν ’Ώσθ’ ὁ Ἄρειος, ἔφη, οὔπω πεποίηκεν οὐδέν, ὡς εἰπεῖν.</text:p>
          </table:table-cell>
          <table:table-cell table:style-name="Table1.A1" office:value-type="string">
            <text:p text:style-name="P18">"Nope," said Ron. "Harry hasn't had much to do yet."</text:p>
          </table:table-cell>
        </table:table-row>
        <table:table-row table:style-name="TableLine1897739074704">
          <table:table-cell table:style-name="Table1.A1" office:value-type="string">
            <text:p text:style-name="P18">Πόνου γε’ ἀφίσταται, ῆ δ’ ὃς ὁ Ἁγριώδης.</text:p>
            <text:p text:style-name="P18">τὰ δὲ τηλεσκοπικὰ λαβών τε καὶ τὴν ὄψιν εἷς τὸ ἀτενές ἀπερεισάμενος ἐγνώρισεν οὕτω τὸν ’Άρειον, βραχύ τι κατιδὼν πολὺ ἀπέχον ἐν οὐρανῷ.</text:p>
          </table:table-cell>
          <table:table-cell table:style-name="Table1.A1" office:value-type="string">
            <text:p text:style-name="P18">"Kept outta trouble, though, that's somethin'," said Hagrid, raising his binoculars and peering skyward at the speck that was Harry.</text:p>
            <text:p text:style-name="P18"/>
          </table:table-cell>
        </table:table-row>
        <table:table-row table:style-name="TableLine1897739066544">
          <table:table-cell table:style-name="Table1.A1" office:value-type="string">
            <text:p text:style-name="P18">ὁ δ’ ἀνωτέρω πάντων φερόμενος μετέωρος ἐκαραδόκει τῷ φθαστέῳ.</text:p>
          </table:table-cell>
          <table:table-cell table:style-name="Table1.A1" office:value-type="string">
            <text:p text:style-name="P18">Way up above them, Harry was gliding over the game, squinting about for some sign of the Snitch.</text:p>
          </table:table-cell>
        </table:table-row>
        <table:table-row table:style-name="TableLine1897739064368">
          <table:table-cell table:style-name="Table1.A1" office:value-type="string">
            <text:p text:style-name="P18">τοῦτο γὰρ συνεβούλευον ἀρτίως αὐτὸς καὶ ὁ ’Ύλης ἐλπίζοντες οὕτω ἐν τῷ ἀγῶνι ῥᾷον νικήσειν.</text:p>
            <text:p text:style-name="P18"/>
          </table:table-cell>
          <table:table-cell table:style-name="Table1.A1" office:value-type="string">
            <text:p text:style-name="P18">This was part of his and Wood's game plan.</text:p>
          </table:table-cell>
        </table:table-row>
        <table:table-row table:style-name="TableLine1897739076064">
          <table:table-cell table:style-name="Table1.A1" office:value-type="string">
            <text:p text:style-name="P18">οὗτος γὰρ <text:span text:style-name="T14">Ἡ</text:span>συχίαν ἄγε τοίνυν, ἔφη, ἕως ἂν τὸ φθαστέον κατίδῃς ὅπως μὴ πρότερον ἢ δεῖ ἐπιχειρήσῃ τις σοί.</text:p>
          </table:table-cell>
          <table:table-cell table:style-name="Table1.A1" office:value-type="string">
            <text:p text:style-name="P18">"Keep out of the way until you catch sight of the Snitch," Wood had said. "We don't want you attacked before you have to be."</text:p>
          </table:table-cell>
        </table:table-row>
        <table:table-row table:style-name="TableLine1897739066272">
          <table:table-cell table:style-name="Table1.A1" office:value-type="string">
            <text:p text:style-name="P18">τῆς μὲν γὰρ Ἀγγελίνης σκοποῦ τυχούσης, ἀεροβατικὰ κυβιστ- ήματα διττὰ ἀπέδειξε τόθ’ ἅτε μάλισθ’ ἡδόμενος’ νῦν δέ πάλιν αὖ ἐπιτηρῶν τὸ φθαστέον, ἄλλοτε μὲν χρυσοῦν τι καθεωρακέναι ἔδοξεν, - ἔργῳ δ’ ἔτυχεν ι’δὼν τὸ τοῦ ἑτέρου Εῦισηλίου ὡρολόγιον ἀπολάμπον, - ἄλλοτε δέ ῥοπαλοσφαίριον ἤμυνεν ἐπιπετόμενον αὐτῶ ὥσπερ μύδρον τινὰ διάπυρον τοῦ Φερεδίκου διώκοντος.</text:p>
            <text:p text:style-name="P18"/>
          </table:table-cell>
          <table:table-cell table:style-name="Table1.A1" office:value-type="string">
            <text:p text:style-name="P18">When Angelina had scored, Harry had done a couple of loop-the-loops to let off his feelings. Now he was back to staring around for the Snitch.</text:p>
            <text:p text:style-name="P18">Once he caught sight of a flash of gold, but it was just a reflection from one of the Weasleys' wristwatches, and once a Bludger decided to come pelting his way, more like a cannonball than anything, but Harry dodged it and Fred Weasley came chasing after it.</text:p>
            <text:p text:style-name="P18"/>
          </table:table-cell>
        </table:table-row>
        <table:table-row table:style-name="TableLine1897739069264">
          <table:table-cell table:style-name="Table1.A1" office:value-type="string">
            <text:p text:style-name="P18">ὁ δ ’ ἀναβοῶνΐΗ καλῶς ἔχεις, ἔφη, ὦ ’Άρειε,“ καὶ ἔβαλλε συντόνως ἐπὶ τὸν Μάρκον.</text:p>
          </table:table-cell>
          <table:table-cell table:style-name="Table1.A1" office:value-type="string">
            <text:p text:style-name="P18">"All right there, Harry?" he had time to yell, as he beat the Bludger furiously toward Marcus Flint.</text:p>
            <text:p text:style-name="P18"/>
          </table:table-cell>
        </table:table-row>
        <table:table-row table:style-name="TableLine1897739074976">
          <table:table-cell table:style-name="Table1.A1" office:value-type="string">
            <text:p text:style-name="P18">καὶ ὁ Ἰόρδανος διηγούμενος ἔτι τὸν ἀγῶνα Τῶν δέ Σλυθηρίνων, ἔφη, τὸν κολοφῶνα πάλιν λαβόντων, ὁ θηρευτὴς Ἀδρίανος διακρουσάμενος καί ῥοπαλοσφαίρια δύο, καί τούς Εῦισηλίους ἀμφοτέρους, καί δὴ καὶ τὸν θηρευτὴν Βέλην, πρὸς τὸ τέρμα ταχύνων μέλλει - ἀλλ’ <text:span text:style-name="T14">ἰ</text:span>δού·<text:span text:style-name="T13"> </text:span><text:span text:style-name="T14">ἦ</text:span><text:span text:style-name="T13"> </text:span>που τὸ φθαστέον ἑώρακα,·</text:p>
          </table:table-cell>
          <table:table-cell table:style-name="Table1.A1" office:value-type="string">
            <text:p text:style-name="P18">"Slytherin in possession," Lee Jordan was saying, "Chaser Pucey ducks two Bludgers, two Weasleys, and Chaser Bell, and speeds toward the -- wait a moment -- was that the Snitch?"</text:p>
          </table:table-cell>
        </table:table-row>
        <table:table-row table:style-name="TableLine1897739076608">
          <table:table-cell table:style-name="Table1.A1" office:value-type="string">
            <text:p text:style-name="P19">μεθέντος δέ τοῦ Ἀδριάνου τὸν κολοφῶνα - αἰσθόμενος γὰρ χρήματος τινὸς χρυσοῦ παρὰ τὸ δεξιὸν ο<text:span text:style-name="T15">ὖ</text:span>ς ἐγγύτατα παριόντος, ἐστρέψατο τὸν τράχηλον ε<text:span text:style-name="T15">ἰ</text:span>ς το<text:span text:style-name="T15">ὐ</text:span>π<text:span text:style-name="T15">ί</text:span>σω σπουδαζόμενος κατιδεῖν αὐτό - θορυβοῦσιν οἶ θεώμενοι.</text:p>
          </table:table-cell>
          <table:table-cell table:style-name="Table1.A1" office:value-type="string">
            <text:p text:style-name="P19">A murmur ran through the crowd as Adrian Pucey dropped the Quaffle, too busy looking over his shoulder at the flash of gold that had passed his left ear.</text:p>
          </table:table-cell>
        </table:table-row>
        <table:table-row table:style-name="TableLine1897739075248">
          <table:table-cell table:style-name="Table1.A1" office:value-type="string">
            <text:p text:style-name="P19">ἀλλ’ οὔτε τὸν Ἄρειον ἔλαθε τὸ φθαστέον κάτω ἥδη σκήψαντα ἐπ’ αὐτό, οὔτε τὸν Τερέντιον ’Ῐξὸν τὸν ζητητὴν τὸν τῶν Σλυθηρίνων.</text:p>
          </table:table-cell>
          <table:table-cell table:style-name="Table1.A1" office:value-type="string">
            <text:p text:style-name="P19">Harry saw it. In a great rush of excitement he dived downward after the streak of gold.<text:span text:style-name="T15"> Slytherin Seeker Terence Higgs had seen it, too.</text:span></text:p>
          </table:table-cell>
        </table:table-row>
        <text:soft-page-break/>
        <table:table-row table:style-name="TableLine1897739079872">
          <table:table-cell table:style-name="Table1.A1" office:value-type="string">
            <text:p text:style-name="P19">οἱ μὲν οὖν ὄμοσε φέρονται ἐπ’ αὐτὸ ὡς τάχιστα, οἱ δὲ θηρευταὶ πάντες φαίνονται ἐπιλαθόμενοι τοῦ δέοντος μετέωροι ἀεροβατοῦντες ὥσπερ θεαταὶ δὴ γεγενημένοι.</text:p>
          </table:table-cell>
          <table:table-cell table:style-name="Table1.A1" office:value-type="string">
            <text:p text:style-name="P19">Neck and neck they hurtled toward the Snitch -all the Chasers seemed to have forgotten what they were supposed to be doing as they hung in midair to watch.</text:p>
          </table:table-cell>
        </table:table-row>
        <table:table-row table:style-name="TableLine1897739076336">
          <table:table-cell table:style-name="Table1.A1" office:value-type="string">
            <text:p text:style-name="P19">θάττων δέ ἤδη γενόμενος τοῦ Τερεντίου, ὁ ’Άρειος νῦν δὴ παρ’ ἑαυτῷ <text:span text:style-name="T15">ᾆ</text:span>ττον ὁρῶν τὸ φθαστέον - μικρὸν γὰρ ῆν καί στρόγγυλον καὶ τὰ πτερὰ ἐβόμβει - μᾶλλον ἔτι ταχύνων μέλλει - τότε δὴ ὁ Μάρκος ἐκ παρασκευῆς προσκρούει τὸν <text:span text:style-name="T15">Ἅ</text:span>ρειον τοσαύτῃ βίᾳ ὥστ’ ἀνατρέψαι τὸ σάρον αὐτοῦ, ὃ καὶ ἀπόρως στροβεῖται ἐξωθισμένον.<text:span text:style-name="T15"> ὁ δέ τοῦ σάρου ἐκκρεμαμένος κινδυνεύει χαμᾶζε πεσὼν διαφθαρῆναι.</text:span></text:p>
          </table:table-cell>
          <table:table-cell table:style-name="Table1.A1" office:value-type="string">
            <text:p text:style-name="P19">Harry was faster than Higgs -- he could see the little round ball, wings fluttering, darting up ahead - - he put on an extra spurt of speed -- WHAM! A roar of rage echoed from the Gryffindors below -- Marcus Flint had blocked Harry on purpose, and Harry's broom spun off course, Harry holding on for dear life.</text:p>
          </table:table-cell>
        </table:table-row>
        <table:table-row table:style-name="TableLine1897739076880">
          <table:table-cell table:style-name="Table1.A1" office:value-type="string">
            <text:p text:style-name="P19">ὥστε οἱ κάτω Γρυφίνδωροι τοῦτ’ ἰδόντες μέγ’ ἐθορύβουν, δεινὸν ποιούμενοι ὡς αἰσχρόν τε καί παράνομον τὸ γεγενημένον, καὶ Ἀδικεῖς, ὦ πανοῦργε, ἔφασαν ἀναβοῶντες.<text:span text:style-name="T15"> τὴν δ’ οὖν ἀδικίαν τῷ Μάρκῳ ἐπιτιμήσασα ἡ Ε</text:span><text:span text:style-name="T16">ὐ</text:span><text:span text:style-name="T15">χρῆ τοῖς Γρυφινδώροις ἀκώλυτον στοχασμὸν παρῆκεν.</text:span></text:p>
          </table:table-cell>
          <table:table-cell table:style-name="Table1.A1" office:value-type="string">
            <text:p text:style-name="P19">"Foul!" screamed the Gryffindors.<text:span text:style-name="T15"> Madam Hooch spoke angrily to Flint and then ordered a free shot at the goal posts for Gryffindor. </text:span></text:p>
          </table:table-cell>
        </table:table-row>
        <table:table-row table:style-name="TableLine1897739078512">
          <table:table-cell table:style-name="Table1.A1" office:value-type="string">
            <text:p text:style-name="P20">ἐπιγενομένης δέ τοσαύτης τῆς ταραχῆς καί ἠφανίσθη πάλιν οιῦ τὸ φθαστέον.</text:p>
          </table:table-cell>
          <table:table-cell table:style-name="Table1.A1" office:value-type="string">
            <text:p text:style-name="P19">But in all the confusion, of course, the Golden Snitch had disappeared from sight again.</text:p>
          </table:table-cell>
        </table:table-row>
        <table:table-row table:style-name="TableLine1897739079056">
          <table:table-cell table:style-name="Table1.A1" office:value-type="string">
            <text:p text:style-name="P20">ἐν δ<text:span text:style-name="T16">ὲ</text:span> τοῖς θεαταῖς, ὁ Δεῖνος Θόμας πρὸς τὴν ῥαβδούχην βοῶν Ἐκπεσέτω οὑτοσί, ἔφη, ὧ γύναι· ἰδέτω τὸ μιλτόπρεπτον.<text:span text:style-name="T16"> </text:span></text:p>
          </table:table-cell>
          <table:table-cell table:style-name="Table1.A1" office:value-type="string">
            <text:p text:style-name="P20">Down in the stands, Dean Thomas was yelling, "Send him off, ref! Red card!"</text:p>
          </table:table-cell>
        </table:table-row>
        <table:table-row table:style-name="TableLine1897739079328">
          <table:table-cell table:style-name="Table1.A1" office:value-type="string">
            <text:p text:style-name="P25">ἀλλ’ ὁ Ῥοῶν ἀναμνήσας αὐτὸν Ἀλλ’ ὦ Δεῖνε, ἔφη, ποδοσφαιρικὴ οὐκ ἔστι. κατὰ γὰρ τοὺς τῆς ἰκαροσφαιρικῆς νόμους, οὐκ ἔξεστιν ἐκβαλεῖν οὐδένα. ἐκεῖνο δ’ οὖν τὸ μιλτόπρεπτον λεγόμενον, τί ἐστιν;</text:p>
          </table:table-cell>
          <table:table-cell table:style-name="Table1.A1" office:value-type="string">
            <text:p text:style-name="P20">"What are you talking about, Dean?" said Ron.<text:span text:style-name="T16"> "Red card!" said Dean furiously. "In soccer you get shown the red card and you're out of the game!""But this isn't soccer, Dean," Ron reminded him.</text:span></text:p>
          </table:table-cell>
        </table:table-row>
        <table:table-row table:style-name="TableLine1897739079600">
          <table:table-cell table:style-name="Table1.A1" office:value-type="string">
            <text:p text:style-name="P20">ἀλλ’ ὁ Ἁγριώδης συνιστάμενος μετ’ ἐκείνου Μεταγράψαι δῆτα, ἔφη, δεῖ τοὺς νόμους, μόνον γὰρ ο<text:span text:style-name="T16">ὐ</text:span>κ ἐξέκρουσε τὸν <text:span text:style-name="T16">Ἅ</text:span>ρειον ἐκ τοῦ οὐρανοῦ ὁ Μάρκος.</text:p>
          </table:table-cell>
          <table:table-cell table:style-name="Table1.A1" office:value-type="string">
            <text:p text:style-name="P20">Hagrid, however, was on Dean's side.<text:span text:style-name="T16"> "They oughta change the rules. Flint coulda knocked Harry outta the air."</text:span></text:p>
          </table:table-cell>
        </table:table-row>
        <table:table-row table:style-name="TableLine1897739088576">
          <table:table-cell table:style-name="Table1.A1" office:value-type="string">
            <text:p text:style-name="P21">καὶ ὁ Ἰόρδανος ἀμήχανος ὢν τοῦ μὴ συναγωνίζεσθαι τοῖς Γρυφινδώροις Διὰ τοίνυν τὴν παρανομίαν ταύτην, ἦ δ’ ὅς, φανερωτάτην δή<text:span text:style-name="T17">...</text:span></text:p>
          </table:table-cell>
          <table:table-cell table:style-name="Table1.A1" office:value-type="string">
            <text:p text:style-name="P21">Lee Jordan was finding it difficult not to take sides.<text:span text:style-name="T17"> "So -- after that obvious and disgusting bit of cheating "</text:span></text:p>
          </table:table-cell>
        </table:table-row>
        <table:table-row table:style-name="TableLine1897739096464">
          <table:table-cell table:style-name="Table1.A1" office:value-type="string">
            <text:p text:style-name="P2">τῆς δέ Μαγονωγαλέας τοῦτο χαλεπῶς φερούσης, ἀναλαβών Διὰ μὲν ο<text:span text:style-name="T17">ὖ</text:span>ν τὴν ὁμολογουμένην πανουργίαν ταύτην, ἔφη, πονηροτάτην δή<text:span text:style-name="T17">...</text:span> νουθετησάσης δ’ αὖθις ἐκείνης Ἀλλ’ ἐξαρκείτω τοσοῦτο, ἔφη.</text:p>
            <text:p text:style-name="P22">ο<text:span text:style-name="T17">ὐ</text:span> μὴν ἀλλ<text:span text:style-name="T17">'</text:span> ὁ Μάρκος ὅσον ο<text:span text:style-name="T17">ὐ</text:span>κ ἀπέκτεινε τὸν τῶν Γρυφινδώρων ζητητήν - τοιαῦτα γάρ τοι εἰκότως ἐποίησαν ἅπαντες δήπου.<text:span text:style-name="T17"> δίκην δ’ οὖν λαβόντων τῶν Γρυφινδώρων, τῆς δ’ Ἀλικίας ἀφθόνως ἐφιεμένης καὶ τοῦ σκοποῦ τυχούσης, αὖθις αὖ ἀγωνίζονται, ἐχόντων τούτων ἔτι τὸν κολοφῶνα.</text:span></text:p>
          </table:table-cell>
          <table:table-cell table:style-name="Table1.A1" office:value-type="string">
            <text:p text:style-name="P21">Jordan!" growled Professor McGonagall.</text:p>
            <text:p text:style-name="P21">"I mean, after that open and revolting foul 'Jordan, I'm warning you --"<text:span text:style-name="T17"> </text:span>"All right, all right. Flint nearly kills the Gryffindor Seeker, which could happen to anyone, I'm sure, so a penalty to Gryffindor, taken by Spinner, who puts it away, no trouble, and we continue play, Gryffindor still in possession."</text:p>
          </table:table-cell>
        </table:table-row>
        <table:table-row table:style-name="TableLine1897739093200">
          <table:table-cell table:style-name="Table1.A1" office:value-type="string">
            <text:p text:style-name="P21">τοῦ μέντοι Ἁρείου ἄλλο φεύγοντος ῥοπαλοσφαίριον ὃ καὶ περιστρεφόμενον παρ’ <text:soft-page-break/>αὐτὸν μόνον οὐκ <text:span text:style-name="T17">ἔ</text:span>τυχε τῆς κεφαλῆς, ἐγένετο παράδοξον τοίονδέ τι.</text:p>
          </table:table-cell>
          <table:table-cell table:style-name="Table1.A1" office:value-type="string">
            <text:p text:style-name="P21">It was as Harry dodged another Bludger, which went spinning dangerously past his head, that it <text:soft-page-break/>happened.</text:p>
          </table:table-cell>
        </table:table-row>
        <table:table-row table:style-name="TableLine1897739092384">
          <table:table-cell table:style-name="Table1.A1" office:value-type="string">
            <text:p text:style-name="P21">τοῦ γὰρ σάρου ἄφνω σφαδάζοντος, πεσεῖν φοβούμενος ἀπρὶξ <text:span text:style-name="T17">ἔ</text:span>χεται αὐτοῦ χερσί τε καὶ γόνασιν.</text:p>
          </table:table-cell>
          <table:table-cell table:style-name="Table1.A1" office:value-type="string">
            <text:p text:style-name="P21">His broom gave a sudden, frightening lurch. For a split second, he thought he was going to fall.<text:span text:style-name="T17"> He gripped the broom tightly with both his hands and knees.</text:span></text:p>
          </table:table-cell>
        </table:table-row>
        <table:table-row table:style-name="TableLine1897739083136">
          <table:table-cell table:style-name="Table1.A1" office:value-type="string">
            <text:p text:style-name="P21">τοιοῦτο γὰρ οὐπώποτ’ ἔπαθεν·</text:p>
          </table:table-cell>
          <table:table-cell table:style-name="Table1.A1" office:value-type="string">
            <text:p text:style-name="P21">He'd never felt anything like that.</text:p>
          </table:table-cell>
        </table:table-row>
        <table:table-row table:style-name="TableLine1897739090752">
          <table:table-cell table:style-name="Table1.A1" office:value-type="string">
            <text:p text:style-name="P21">ἐπειδὴ δὲ τὸ αὐτὸ μάλ’ αὖθις ἐγένετο, τὸ σάρον αὐτό, ὡς ἔοικεν, ἤθελεν ἀναχαιτίσαι αὐτόν.</text:p>
          </table:table-cell>
          <table:table-cell table:style-name="Table1.A1" office:value-type="string">
            <text:p text:style-name="P21">It happened again. It was as though the broom was trying to buck him off.</text:p>
          </table:table-cell>
        </table:table-row>
        <table:table-row table:style-name="TableLine1897739082864">
          <table:table-cell table:style-name="Table1.A1" office:value-type="string">
            <text:p text:style-name="P21">ἀλλὰ νὴ Δία τὰ τοιαῦτα σάρα, ὡς οἴεται, οὐδέποτ’ ἀνεχαίτισε τοὺς <text:span text:style-name="T17">ἱ</text:span>ππαζομένους· Ὑπερνεφελὸν γὰρ τοῦτο τὸ σάρον ε<text:span text:style-name="T17">ἶ</text:span>ναι Δισχιλιοστόν.</text:p>
          </table:table-cell>
          <table:table-cell table:style-name="Table1.A1" office:value-type="string">
            <text:p text:style-name="P21">But Nimbus Two Thousands did not suddenly decide to buck their riders off.</text:p>
          </table:table-cell>
        </table:table-row>
        <table:table-row table:style-name="TableLine1897739093472">
          <table:table-cell table:style-name="Table1.A1" office:value-type="string">
            <text:p text:style-name="P21"><text:span text:style-name="T17">ἀ</text:span>ναστρεψάμενος δέ πρὸς τοὺς τῶν Γρυφινδώρων χάρακας ὡς ἐν νῷ <text:span text:style-name="T17">ἔ</text:span>χων ἀναπνοὴν αἰτεῖν τὸν <text:span text:style-name="T17">Ὕ</text:span>λην, ᾔσθετο τότε τοῦ σάρου παντελῶς δυσπειθοῦς γενομένου.<text:span text:style-name="T17"> οὐ γὰρ εἶχεν οὔτε κυβερνῆσαι οὔτ’ εὐθῦναι αὐτὸ σκολιὸν ἀεὶ δι’ αἰθέρος περιδινούμενον καὶ νῦν δὴ ἀποσεισόμενον αὐτόν, ὡς ἔοικεν.</text:span></text:p>
          </table:table-cell>
          <table:table-cell table:style-name="Table1.A1" office:value-type="string">
            <text:p text:style-name="P23">Harry tried to turn back toward the Gryffindor goal- posts -- he had half a mind to ask Wood to call time-out -- and then he realized that his broom was completely out of his control.<text:span text:style-name="T18"> He couldn't turn it. He couldn't direct it at all. It was zigzagging through the air, and every now and then making violent swishing movements that almost unseated him.</text:span></text:p>
          </table:table-cell>
        </table:table-row>
        <table:table-row table:style-name="TableLine1897739084496">
          <table:table-cell table:style-name="Table1.A1" office:value-type="string">
            <text:p text:style-name="P23">ὁ δ’ οὖν Ἰόρδανος <text:span text:style-name="T18">ἔ</text:span>τι διηγούμενος τὸν ἀγῶνα Καὶ Σλυθήρινοι μὲν, ἔφη, εἰλήφασι τὸν κολοφῶνα, ὁ δέ Μάρκος ε”χων αὐτὸν καί φυγὼν τήν τ’ Ἀλικίαν καὶ τὴν Κατὴν ῥοπαλοσφαιρίῳ πέπληκται τὴν ὄψιν - τοὺς δέ δὴ μυκτῆρας καταρραγῆναι ἐλπίζω - ἀλλ’ οὐκ ἔγωγε· ξύγγνωθί μοι, ὦ Μαγονωγαλέα, παίζω γάρ - καί οἴμοι τοῦ σκοποῦ τετύχηκε.</text:p>
            <text:p text:style-name="P23"/>
          </table:table-cell>
          <table:table-cell table:style-name="Table1.A1" office:value-type="string">
            <text:p text:style-name="P23">Lee was still commentating.<text:span text:style-name="T18"> </text:span>"Slytherin in possession -- Flint with the Quaffle -- passes Spinnet -- passes Bell -- hit hard in the face by a Bludger, hope it broke his nose -- only joking, Professor -- Slytherins score -- A no...<text:span text:style-name="T18"> </text:span></text:p>
          </table:table-cell>
        </table:table-row>
        <table:table-row table:style-name="TableLine1897739095376">
          <table:table-cell table:style-name="Table1.A1" office:value-type="string">
            <text:p text:style-name="P23">θορυβούντων δέ τῶν Σλυθηρίνων, ἅπαντας ἔλαθεν ὁ ’Άρειος τοῦ σάρου παράδοξα ἀεὶ παθόντος κατ’ ὀλίγον πορρωτέρω ἐπ’ αὐτῷ φερόμενος σείοντι καὶ σφαδᾴζοντι.</text:p>
          </table:table-cell>
          <table:table-cell table:style-name="Table1.A1" office:value-type="string">
            <text:p text:style-name="P23">The Slytherins were cheering. No one seemed to have noticed that Harry's broom was behaving strangely. It was carrying- him slowly higher, away from the game, jerking and twitching as it went.</text:p>
          </table:table-cell>
        </table:table-row>
        <table:table-row table:style-name="TableLine1897739090208">
          <table:table-cell table:style-name="Table1.A1" office:value-type="string">
            <text:p text:style-name="P23">ὁ δὲ Ἁγριώδης πρὸς τὸν <text:span text:style-name="T18">Ἅ</text:span>ρειον διὰ τὰ τηλεσκοπικὰ βλέπων Ἀλλὰ πρὸς θεῶν τί ποιεῖς ἔφη.</text:p>
          </table:table-cell>
          <table:table-cell table:style-name="Table1.A1" office:value-type="string">
            <text:p text:style-name="P23">"Dunno what Harry thinks he's doing," Hagrid mumbled. He stared through his binoculars.</text:p>
          </table:table-cell>
        </table:table-row>
        <table:table-row table:style-name="TableLine1897739084224">
          <table:table-cell table:style-name="Table1.A1" office:value-type="string">
            <text:p text:style-name="P23"><text:span text:style-name="T18">ἔ</text:span>λεγον γὰρ ἂν ἔγωγ’ ὡς οὐκέτι δύναται κατευθῦναι τὸ σάρον, εἴγε μὴ τοῦτ’ ἀδύνατον ἦν.</text:p>
          </table:table-cell>
          <table:table-cell table:style-name="Table1.A1" office:value-type="string">
            <text:p text:style-name="P23">"If I didn' know better, I'd say he'd lost control of his broom... but he can't have...."</text:p>
          </table:table-cell>
        </table:table-row>
        <table:table-row table:style-name="TableLine1897739095648">
          <table:table-cell table:style-name="Table1.A1" office:value-type="string">
            <text:p text:style-name="P23">κα<text:span text:style-name="T18">ὶ</text:span> <text:span text:style-name="T18">ἔ</text:span>νιοι τῶν θεατῶν ἐξ ἀπροσδοκήτου <text:span text:style-name="T18">ἰ</text:span>δόντες τὸν <text:span text:style-name="T18">Ἅ</text:span>ρειον κεχηνότες ἐπιδείκνυνται· κυκλουμένου μὲν γὰρ καὶ περιδινοῦντος τοῦ σάρου μόλις <text:span text:style-name="T18">ἔ</text:span>τι προσέχεται, <text:span text:style-name="T18">ἀ</text:span>ποσεισαμένου δὲ ἤδη καὶ ἀναχαιτίσαντος καὶ δὴ καὶ ἀποβαλόντος, αἰωρεῖται τε καὶ τῇ ἑτέρᾳ μόνον χειρὶ ἐκκρέμαται.</text:p>
          </table:table-cell>
          <table:table-cell table:style-name="Table1.A1" office:value-type="string">
            <text:p text:style-name="P23">Suddenly, people were pointing up at Harry all over the stands. His broom had started to roll over and over, with him only just managing to hold on. Then the whole crowd gasped. Harry's broom had given a wild jerk and Harry swung off it.<text:span text:style-name="T18"> He was now dangling from it, holding on with only one hand.</text:span></text:p>
          </table:table-cell>
        </table:table-row>
        <table:table-row table:style-name="TableLine1897739091568">
          <table:table-cell table:style-name="Table1.A1" office:value-type="string">
            <text:p text:style-name="P23">ὁ δὲ Σάμιος τῷ Ἀγριώδει πρὸς ο<text:span text:style-name="T18">ὖ</text:span>ς ψιθυρίζων <text:span text:style-name="T18">Ἆ</text:span>ρα τότ’ ἐβλάφθη, ἔφη, τὸ σάρον ὅθ’ ὁ Μάρκος προσέκρουσεν αὐτό<text:span text:style-name="T18">;</text:span></text:p>
          </table:table-cell>
          <table:table-cell table:style-name="Table1.A1" office:value-type="string">
            <text:p text:style-name="P23">"Did something happen to it when Flint blocked him?" Seamus whispered.</text:p>
          </table:table-cell>
        </table:table-row>
        <table:table-row table:style-name="TableLine1897739096192">
          <table:table-cell table:style-name="Table1.A1" office:value-type="string">
            <text:p text:style-name="P23">ὁ δέ Ἁγριώδης τρομερᾷ τῇ φωνῇ Ἀδύνατόν γε μέντοι τοῦτο.</text:p>
          </table:table-cell>
          <table:table-cell table:style-name="Table1.A1" office:value-type="string">
            <text:p text:style-name="P23">"Can't have," Hagrid said, his voice shaking. </text:p>
          </table:table-cell>
        </table:table-row>
        <table:table-row table:style-name="TableLine1897739083408">
          <table:table-cell table:style-name="Table1.A1" office:value-type="string">
            <text:p text:style-name="P23">σάρον γὰρ οὐκ <text:span text:style-name="T18">ἔ</text:span>στι κακὰ ποιῆσαι ε<text:span text:style-name="T18">ἰ</text:span> μή τις τῆς <text:soft-page-break/>μαγικῆς ἅπτοιτο σκοτεινῆς δήπου.<text:span text:style-name="T18"> τίς δέ δὴ μαθητὴς ὢν δύναιτ’ ἄν ποτε τοῦτο ποιῆσαι;</text:span></text:p>
          </table:table-cell>
          <table:table-cell table:style-name="Table1.A1" office:value-type="string">
            <text:p text:style-name="P23">"Can't nothing interfere with a broomstick except <text:soft-page-break/>powerful Dark magic -- no kid could do that to a Nimbus Two Thousand."</text:p>
          </table:table-cell>
        </table:table-row>
        <table:table-row table:style-name="TableLine1897739083680">
          <table:table-cell table:style-name="Table1.A1" office:value-type="string">
            <text:p text:style-name="P23">ταῦτα δ’ ἀκούσασα ἡ Ἑρμιόνη ἥρπασε τὰ τοῦ Ἁγριώδους δίοπτρα· ἀλλὰ πρὸς μὲν τὸν <text:span text:style-name="T18">Ἄ</text:span>ρειον ἅνω οὐκ ἔβλεπε, πρὸς δέ το<text:span text:style-name="T18">ὺ</text:span>ς θεωμένους μανικῶς ὡς σφόδρα.</text:p>
          </table:table-cell>
          <table:table-cell table:style-name="Table1.A1" office:value-type="string">
            <text:p text:style-name="P23">At these words, Hermione seized Hagrid's binoculars, but instead of looking up at Harry, she started looking frantically at the crowd.</text:p>
          </table:table-cell>
        </table:table-row>
        <table:table-row table:style-name="TableLine1897739095104">
          <table:table-cell table:style-name="Table1.A1" office:value-type="string">
            <text:p text:style-name="P23">ὁ δὲ Ῥοών στένων τι καὶ ὕπωχρος δοκῶν Τί ποιεῖς, ἔφη.</text:p>
          </table:table-cell>
          <table:table-cell table:style-name="Table1.A1" office:value-type="string">
            <text:p text:style-name="P23">"What are you doing?" moaned Ron, gray-faced.</text:p>
          </table:table-cell>
        </table:table-row>
        <table:table-row table:style-name="TableLine1897739096736">
          <table:table-cell table:style-name="Table1.A1" office:value-type="string">
            <text:p text:style-name="P24">ἡ δέ κεχηνυῖα Καὶ δὴ προῦγνων τόδε· ἰδοῦ ὁ Σίναπυς.</text:p>
          </table:table-cell>
          <table:table-cell table:style-name="Table1.A1" office:value-type="string">
            <text:p text:style-name="P24">"I knew it," Hermione gasped, "Snape -- look."</text:p>
          </table:table-cell>
        </table:table-row>
        <table:table-row table:style-name="TableLine1897739091840">
          <table:table-cell table:style-name="Table1.A1" office:value-type="string">
            <text:p text:style-name="P24">λαβὼν δέ τὰ δίοπτρα ὁ Ῥοὼν <text:span text:style-name="T19">ἔ</text:span>βλεψε πρὸς ἐκεῖνον ἐν μέσοις τοῖς καταντικρὺ βάθροις καθήμενον.<text:span text:style-name="T19"> ὁ δ’ ἠτένιζεν εἷς τὸν ’Ἀρειον τον- θορύζων ἅμα σιωπῇ.</text:span></text:p>
          </table:table-cell>
          <table:table-cell table:style-name="Table1.A1" office:value-type="string">
            <text:p text:style-name="P24">Ron grabbed the binoculars. Snape was in the middle of the stands opposite them. He had his eyes fixed on Harry and was muttering nonstop under his breath.</text:p>
          </table:table-cell>
        </table:table-row>
        <table:table-row table:style-name="TableLine1897739081232">
          <table:table-cell table:style-name="Table1.A1" office:value-type="string">
            <text:p text:style-name="P24">ἡ δ’ Ἑρμιόνη Μηχανᾶται γάρ τι, ἔφη, ἴυγγι καταγοητεύων τὸ σάρον.</text:p>
          </table:table-cell>
          <table:table-cell table:style-name="Table1.A1" office:value-type="string">
            <text:p text:style-name="P24">"He's doing something -- jinxing the broom," said Hermione.</text:p>
          </table:table-cell>
        </table:table-row>
        <table:table-row table:style-name="TableLine1897739093744">
          <table:table-cell table:style-name="Table1.A1" office:value-type="string">
            <text:p text:style-name="P24">Τί ποιητέον ἡμῖν<text:span text:style-name="T19">;</text:span></text:p>
          </table:table-cell>
          <table:table-cell table:style-name="Table1.A1" office:value-type="string">
            <text:p text:style-name="P24">"What should we do?"</text:p>
          </table:table-cell>
        </table:table-row>
        <table:table-row table:style-name="TableLine1897739083952">
          <table:table-cell table:style-name="Table1.A1" office:value-type="string">
            <text:p text:style-name="P24">Ἀλλ’ ἐπίτρεψον ἐμοὶ τὸ πρᾶγμα.</text:p>
          </table:table-cell>
          <table:table-cell table:style-name="Table1.A1" office:value-type="string">
            <text:p text:style-name="P24">"Leave it to me."</text:p>
          </table:table-cell>
        </table:table-row>
        <table:table-row table:style-name="TableLine1897739095920">
          <table:table-cell table:style-name="Table1.A1" office:value-type="string">
            <text:p text:style-name="P24">καὶ ἀπῆλθεν εὐθὺ πρὶν τὸν Ῥοῶνα πλείω εἰπεῖν.</text:p>
          </table:table-cell>
          <table:table-cell table:style-name="Table1.A1" office:value-type="string">
            <text:p text:style-name="P24">Before Ron could say another word, Hermione had disappeared.</text:p>
          </table:table-cell>
        </table:table-row>
        <table:table-row table:style-name="TableLine1897739089392">
          <table:table-cell table:style-name="Table1.A1" office:value-type="string">
            <text:p text:style-name="P24">ὁ δέ πάλιν αὖθις ἠτένιζε τοῖς διόπτροις εἰς τὸν <text:span text:style-name="T19">Ἄ</text:span>ρειον τὸ γὰρ σάρον ἤδη εἷς τοσοῦτο σφύζον καὶ σφαδᾴζον ἐδέησεν ἀναχαιτίσαι αὐτὸν <text:span text:style-name="T19">ἔ</text:span>τι ταλαντευόμενον.<text:span text:style-name="T19"> καὶ οἱ θεαταὶ πάντες ἀναστάντες ἐν φόβῳ ἐθεώρουν τοὺς Εὖισηλίους πτήσει μὲν βοηθοῦντας αὐτῷ καὶ μεταθήσοντας εἰς ἕτερον τῶν σφετέρων σάρων, ἁμαρτάνοντας δ’ ἑκάστοτε τοῦ σάρου ἀνωτέρω ὀρχουμένου εἴ ποτε πλησίον προσπέτοιντο. οἱ δὲ κατωτέρω κύκλον ἐποιοῦντο δηλονότι ἐλπίζοντες ἐκδέξεσθαι αὐτὸν πεσόντα.</text:span></text:p>
          </table:table-cell>
          <table:table-cell table:style-name="Table1.A1" office:value-type="string">
            <text:p text:style-name="P24">Ron turned the binoculars back on Harry.<text:span text:style-name="T19"> His broom was vibrating so hard, it was almost impossible for him to hang on much longer. The whole crowd was on its feet, watching, terrified, as the Weasleys flew up to try and pull Harry safely onto one of their brooms, but it was no good -- every time they got near him, the broom would jump higher still. They dropped lower and circled beneath him, obviously hoping to catch him if he fell.</text:span></text:p>
          </table:table-cell>
        </table:table-row>
        <table:table-row table:style-name="TableLine1897739086672">
          <table:table-cell table:style-name="Table1.A1" office:value-type="string">
            <text:p text:style-name="P24">ἐν δέ τούτοις ὁ Μάρκος κολοφῶν’ ἀναρπάσας πεντάκις σκοποῦ τετυχηκὼς πάντας πάντως ἔλαθεν.</text:p>
          </table:table-cell>
          <table:table-cell table:style-name="Table1.A1" office:value-type="string">
            <text:p text:style-name="P24">Marcus Flint seized the Quaffle and scored five times without anyone noticing.</text:p>
          </table:table-cell>
        </table:table-row>
        <table:table-row table:style-name="TableLine1897739089664">
          <table:table-cell table:style-name="Table1.A1" office:value-type="string">
            <text:p text:style-name="P26">ὁ δέ Ῥοὼν ἀθυμῶν Σπεῦσον δῆτ’, ἔφη, ὦ Ἑρμιόνη.</text:p>
          </table:table-cell>
          <table:table-cell table:style-name="Table1.A1" office:value-type="string">
            <text:p text:style-name="P26">"Come on, Hermione," Ron muttered desperately.</text:p>
          </table:table-cell>
        </table:table-row>
        <table:table-row table:style-name="TableLine1897739080960">
          <table:table-cell table:style-name="Table1.A1" office:value-type="string">
            <text:p text:style-name="P26">ἡ δ’ οὐκ ἀκονιτὶ ἀφικομένη πρὸς τὰ βάθρα ἕνθ’ ὁ Σίναπυς ἵστατο, ἤδη πολλῇ ῥύμῃ <text:span text:style-name="T20">ἔ</text:span>τρεχε παρὰ τοὺς ὄπισθεν αὐτοῦ καθημένους.<text:span text:style-name="T20"> καὶ οὐδὲ τόθ’ εἱστήκει συγγνώμην παραιτησομένη ὅτε τὸν Κίουρον ἐπὶ τὴν κεφαλὴν ὦσεν εἷς τοὺς ἔμπροσθε θεατάς.</text:span></text:p>
          </table:table-cell>
          <table:table-cell table:style-name="Table1.A1" office:value-type="string">
            <text:p text:style-name="P26">Hermione had fought her way across to the stand where Snape stood, and was now racing along the row behind him; she didn't even stop to say sorry as she knocked Professor Quirrell headfirst into the row in front.</text:p>
          </table:table-cell>
        </table:table-row>
        <table:table-row table:style-name="TableLine1897739081776">
          <table:table-cell table:style-name="Table1.A1" office:value-type="string">
            <text:p text:style-name="P27">ἥκουσα δέ πρὸς τὸν Σίναπυν καὶ ὀκλάζουσα καὶ τὴν ῥάβδον ἀναλαβοῦσα ἐφιθύριζε ῥήματά τινα ὀλίγα μὲν πρόσφορα δ’ ὅμως.</text:p>
          </table:table-cell>
          <table:table-cell table:style-name="Table1.A1" office:value-type="string">
            <text:p text:style-name="P27">Reaching Snape, she crouched down, pulled out her wand, and whispered a few, well- chosen words.</text:p>
          </table:table-cell>
        </table:table-row>
        <table:table-row table:style-name="TableLine1897739097008">
          <table:table-cell table:style-name="Table1.A1" office:value-type="string">
            <text:p text:style-name="P27">καὶ ἦν ι’δεῖν εὐθὺ φλογὰς κυανᾶς ἐκ τῆς ῥάβδου ἀφιεμένας ε’πί τὰ τοῦ ἐκείνου τρίβωνος κράσπεδα.</text:p>
          </table:table-cell>
          <table:table-cell table:style-name="Table1.A1" office:value-type="string">
            <text:p text:style-name="P27">Bright blue flames shot from her wand onto the hem of Snape's robes.</text:p>
          </table:table-cell>
        </table:table-row>
        <table:table-row table:style-name="TableLine1897739097280">
          <table:table-cell table:style-name="Table1.A1" office:value-type="string">
            <text:p text:style-name="P27">καὶ ἐν ἀκαρεῖ οὗτος μὲν ξυνῄδει ἑαυτῷ καιομένῳ, ἐκείνη δ’ ἀκούσασα ὕλαγμά τι συνῄδει εὖ πεποιηκυῖα.</text:p>
          </table:table-cell>
          <table:table-cell table:style-name="Table1.A1" office:value-type="string">
            <text:p text:style-name="P27">It took perhaps thirty seconds for Snape to realize that he was on fire.</text:p>
          </table:table-cell>
        </table:table-row>
        <table:table-row table:style-name="TableLine1897739089936">
          <table:table-cell table:style-name="Table1.A1" office:value-type="string">
            <text:p text:style-name="P27">καὶ ξυλλέξασα τὸ πῦρ εἶς ληκύθιόν τι καὶ τοῦτ’ εἷς προκόλπιον θεῖσα ἐπανῆλθε διὰ τοὺς θεατὰς λαθοῦσα ἀμέλει τὸν Σίναπυν.</text:p>
          </table:table-cell>
          <table:table-cell table:style-name="Table1.A1" office:value-type="string">
            <text:p text:style-name="P27">A sudden yelp told her she had done her job. Scooping the fire off him into a little jar in her pocket, she scrambled back along the row -- Snape <text:soft-page-break/>would never know what had happened.</text:p>
          </table:table-cell>
        </table:table-row>
        <table:table-row table:style-name="TableLine1897739094016">
          <table:table-cell table:style-name="Table1.A1" office:value-type="string">
            <text:p text:style-name="P27">καὶ ἅλις ἐπεποιήκει.</text:p>
          </table:table-cell>
          <table:table-cell table:style-name="Table1.A1" office:value-type="string">
            <text:p text:style-name="P27">It was enough.</text:p>
          </table:table-cell>
        </table:table-row>
        <table:table-row table:style-name="TableLine1897739092112">
          <table:table-cell table:style-name="Table1.A1" office:value-type="string">
            <text:p text:style-name="P27">ὁ γὰρ ’Ἀρειος ἄφνω ἐδυνήθη περικαθίζειν πάλιν αὖ ἐπὶ τῷ σάρῳ.</text:p>
          </table:table-cell>
          <table:table-cell table:style-name="Table1.A1" office:value-type="string">
            <text:p text:style-name="P27">Up in the air, Harry was suddenly able to clamber back on to his broom.</text:p>
          </table:table-cell>
        </table:table-row>
        <table:table-row table:style-name="TableLine1897739097824">
          <table:table-cell table:style-name="Table1.A1" office:value-type="string">
            <text:p text:style-name="P27">ὁ δέ Ῥοών <text:span text:style-name="T21">Ὦ</text:span> Νεφέλωδες, ἔφη, ἀσφαλές ἐστι σοὶ θεωρεῖν αὖ.<text:span text:style-name="T21"> ὁ γὰρ Νεφελώδης ἐπὶ χρόνον ἔκλαιε, τὴν κεφαλὴν δέει κρύπτων εἶς τὴν Ἁγριώδους ἐφεστρίδα.</text:span></text:p>
          </table:table-cell>
          <table:table-cell table:style-name="Table1.A1" office:value-type="string">
            <text:p text:style-name="P27">"Neville, you can look!" Ron said. Neville had been sobbing into Hagrid's jacket for the last five minutes.</text:p>
          </table:table-cell>
        </table:table-row>
        <table:table-row table:style-name="TableLine1897739084768">
          <table:table-cell table:style-name="Table1.A1" office:value-type="string">
            <text:p text:style-name="P27">ὁ δ’ ’Άρειος χαμᾶζε ἤδη κατὰ τάχος ε”πιπτε καί οἶ θεαταὶ εἶδον αὐτὸν τὴν χεῖρα πρὸς τὸ στόμα προσέχοντα ὡς ἐμέσοντα.<text:span text:style-name="T21"> κᾶπειτα πρὸς οὖδας φορεῖται· τετραποδηδὸν δ’ ἑστὼς ἑβηξε καὶ εἰς τὴν χεῖρα αὐτοῦ κατέπεσε χρυσοῦν τι.</text:span></text:p>
          </table:table-cell>
          <table:table-cell table:style-name="Table1.A1" office:value-type="string">
            <text:p text:style-name="P27">Harry was speeding toward the ground when the crowd saw him clap his hand to his mouth as though he was about to be sick -- he hit the field on all fours -- coughed -- and something gold fell into his hand.</text:p>
          </table:table-cell>
        </table:table-row>
        <table:table-row table:style-name="TableLine1897739086400">
          <table:table-cell table:style-name="Table1.A1" office:value-type="string">
            <text:p text:style-name="P30">Τὸ φθαστέον ἔχω, ἔφη βοῶν καί ὑπὲρ τῆς κεφαλῆς σείων αὐτό.<text:span text:style-name="T21"> </text:span>ἐτελεύτησεν οὖν ὁ ἀγὼν πολλῆς μετὰ ταραχῆς.</text:p>
          </table:table-cell>
          <table:table-cell table:style-name="Table1.A1" office:value-type="string">
            <text:p text:style-name="P28">"I've got the Snitch!" he shouted, waving it above his head, and the game ended in complete confusion.</text:p>
          </table:table-cell>
        </table:table-row>
        <table:table-row table:style-name="TableLine1897739082320">
          <table:table-cell table:style-name="Table1.A1" office:value-type="string">
            <text:p text:style-name="P30">Ἀλλ’ ο<text:span text:style-name="T22">ὐ</text:span> μὰ Δί’ ἐξεδέξατο τὸ φθαστέον, κατέπινε μὲν ο<text:span text:style-name="T22">ὖ</text:span>ν, τοῦτο δ’ <text:span text:style-name="T22">ἔ</text:span>λεγεν ὁ Μάρκος Φλίντος διὰ πολλοῦ χρόνου σχετλιάσας μὲν <text:span text:style-name="T22">ἔ</text:span>τι ὠνήσας δ’ οὐδέν.<text:span text:style-name="T22"> ὁ μέν γὰρ Ἅρειος οὐδέν ἐκακομάχησεν, ὁ δ’ Ἰόρδανος ἐβόα Τί γέγονε, λέγων ὅτι οἱ Γρυφίνδωροι νενικήκασι τίμια ἔχοντες ἑξακόσια ἑβδομήκοντα πρὸς ἑξήκοντα.</text:span></text:p>
          </table:table-cell>
          <table:table-cell table:style-name="Table1.A1" office:value-type="string">
            <text:p text:style-name="P30"><text:span text:style-name="T22">"</text:span>He didn't catch it, he nearly swallowed it," Flint was still howling twenty minutes later, but it made no difference -- Harry hadn't broken any rules and Lee Jordan was still happily shouting the results -- Gryffindor had won by one hundred and seventy points to sixty. Harry heard none of this, though.</text:p>
          </table:table-cell>
        </table:table-row>
        <table:table-row table:style-name="TableLine1897739094288">
          <table:table-cell table:style-name="Table1.A1" office:value-type="string">
            <text:p text:style-name="P30">οὐ μὴν οὐδ’ ὁ Ἅρειος ἤκουσεν οὐδέν τῶν τοιούτων, ἐντὸς ὢν ἤδη τοῦ Ἁγριώδους οἰκιδίου καὶ μέλλων ἀποκερδανεῖν τεῖου <text:span text:style-name="T22">ἰ</text:span>σχυροῦ μετὰ τοῦ Ῥοῶνος καὶ τῆς Ἑρμιόνης.</text:p>
          </table:table-cell>
          <table:table-cell table:style-name="Table1.A1" office:value-type="string">
            <text:p text:style-name="P30">He was being made a cup of strong tea back in Hagrid's hut, with Ron and Hermione.</text:p>
          </table:table-cell>
        </table:table-row>
        <table:table-row table:style-name="TableLine1897739085312">
          <table:table-cell table:style-name="Table1.A1" office:value-type="string">
            <text:p text:style-name="P30">καὶ ὁ Ῥοών διεξιὼν τὰ γεγενημένα 9ΡΙ κάρτα, ἔφη, ὁ Σίναπυς αἴτιος ἦν.</text:p>
          </table:table-cell>
          <table:table-cell table:style-name="Table1.A1" office:value-type="string">
            <text:p text:style-name="P30">"It was Snape," Ron was explaining, "Hermione and I saw him<text:span text:style-name="T22">."</text:span></text:p>
          </table:table-cell>
        </table:table-row>
        <table:table-row table:style-name="TableLine1897739085040">
          <table:table-cell table:style-name="Table1.A1" office:value-type="string">
            <text:p text:style-name="P30">ἐγὼ γὰρ μετὰ τῆσδε εἶδον αὐτὸν καταγοητεύοντα τὸ σὸν σάρον, τονθορύζοντα δέ τέως καὶ ἐπιτηροῦντα σέ<text:span text:style-name="T22">.</text:span></text:p>
          </table:table-cell>
          <table:table-cell table:style-name="Table1.A1" office:value-type="string">
            <text:p text:style-name="P30"><text:span text:style-name="T22">"</text:span>He was cursing your broomstick, muttering, he wouldn't take his eyes off you."</text:p>
          </table:table-cell>
        </table:table-row>
        <table:table-row table:style-name="TableLine1897739097552">
          <table:table-cell table:style-name="Table1.A1" office:value-type="string">
            <text:p text:style-name="P29">Φλυαρεῖς, ἦ δ’ ὃς ὁ Ἁγριώδης οῦδὲν ἀκηκοὼς τῶν ἐν τοῖς παρ’ ἑαυτῷ βάθροις γεγενημένων.</text:p>
          </table:table-cell>
          <table:table-cell table:style-name="Table1.A1" office:value-type="string">
            <text:p text:style-name="P30">"Rubbish," said Hagrid, who hadn't heard a word of what had gone on next to him in the stands.</text:p>
          </table:table-cell>
        </table:table-row>
        <table:table-row table:style-name="TableLine1897739094560">
          <table:table-cell table:style-name="Table1.A1" office:value-type="string">
            <text:p text:style-name="P30">Ἀλλ’ εἰπέ μοι, τί δὴ ὁ Σίναπυς τοιοῦτον ἂν παρέχοι ἑαυτόν<text:span text:style-name="T22">;</text:span></text:p>
          </table:table-cell>
          <table:table-cell table:style-name="Table1.A1" office:value-type="string">
            <text:p text:style-name="P30">"Why would Snape do somethin' like that?"</text:p>
          </table:table-cell>
        </table:table-row>
        <table:table-row table:style-name="TableLine1897739088848">
          <table:table-cell table:style-name="Table1.A1" office:value-type="string">
            <text:p text:style-name="P30">οἱ δ<text:span text:style-name="T22">ὲ</text:span> παῖδες πρὸς ἀλλήλους ἔβλεψαν, ἐνδοιάζοντες τί εἴπωσιν αὐτῷ.</text:p>
          </table:table-cell>
          <table:table-cell table:style-name="Table1.A1" office:value-type="string">
            <text:p text:style-name="P30">Harry, Ron, and Hermione looked at one another, wondering what to tell him.</text:p>
          </table:table-cell>
        </table:table-row>
        <table:table-row table:style-name="TableLine1897739085584">
          <table:table-cell table:style-name="Table1.A1" office:value-type="string">
            <text:p text:style-name="P30">ἔδοξε δέ τῷ Ἁρείῳ ἀληθεύειν<text:span text:style-name="T22">.</text:span></text:p>
          </table:table-cell>
          <table:table-cell table:style-name="Table1.A1" office:value-type="string">
            <text:p text:style-name="P30">Harry decided on the truth.</text:p>
          </table:table-cell>
        </table:table-row>
        <table:table-row table:style-name="TableLine1897739085584">
          <table:table-cell table:style-name="Table1.A1" office:value-type="string">
            <text:p text:style-name="P30"><text:s/>ὁ δ’ ο<text:span text:style-name="T22">ὖ</text:span>ν Ἀλλ ’ η<text:span text:style-name="T22">ὗ</text:span>ρον γάρ τι, ἔφη, περὶ αὐτοῦ.</text:p>
          </table:table-cell>
          <table:table-cell table:style-name="Table1.A1" office:value-type="string">
            <text:p text:style-name="P30">"I found out something about him," he told Hagrid. </text:p>
          </table:table-cell>
        </table:table-row>
        <table:table-row table:style-name="TableLine1897739085584">
          <table:table-cell table:style-name="Table1.A1" office:value-type="string">
            <text:p text:style-name="P30">ἐπεχείρησε παρελθεῖν ἐκεῖνον τὸν κύνα τὸν τρικέφαλον ἐπὶ Νεκυσίων.</text:p>
          </table:table-cell>
          <table:table-cell table:style-name="Table1.A1" office:value-type="string">
            <text:p text:style-name="P30">"He tried to get past that three-headed dog on Halloween.</text:p>
          </table:table-cell>
        </table:table-row>
        <table:table-row table:style-name="TableLine1897739085584">
          <table:table-cell table:style-name="Table1.A1" office:value-type="string">
            <text:p text:style-name="P31">ὁ δ’ <text:span text:style-name="T23">ἔ</text:span>δηξεν αὐτόν.<text:span text:style-name="T21"> </text:span></text:p>
          </table:table-cell>
          <table:table-cell table:style-name="Table1.A1" office:value-type="string">
            <text:p text:style-name="P31">It bit him. </text:p>
          </table:table-cell>
        </table:table-row>
        <table:table-row table:style-name="TableLine1897739085584">
          <table:table-cell table:style-name="Table1.A1" office:value-type="string">
            <text:p text:style-name="P31">λογιζόμεθ’ οῦν ὅτι ἐπεχείρει κλέψαι τὸ ὑπ’ ἐκείνου φυλαττόμενον.</text:p>
          </table:table-cell>
          <table:table-cell table:style-name="Table1.A1" office:value-type="string">
            <text:p text:style-name="P31">We think he was trying to steal whatever it's guarding."</text:p>
          </table:table-cell>
        </table:table-row>
        <table:table-row table:style-name="TableLine1897739085584">
          <table:table-cell table:style-name="Table1.A1" office:value-type="string">
            <text:p text:style-name="P31">ὁ δ’ Ἁγρίωδης μεθῆκε τὸ τεϊοδοχεῖον<text:span text:style-name="T23">.</text:span></text:p>
          </table:table-cell>
          <table:table-cell table:style-name="Table1.A1" office:value-type="string">
            <text:p text:style-name="P31">Hagrid dropped the teapot.</text:p>
          </table:table-cell>
        </table:table-row>
        <table:table-row table:style-name="TableLine1897739085584">
          <table:table-cell table:style-name="Table1.A1" office:value-type="string">
            <text:p text:style-name="P31">Ἀλλὰ πῶς ἴστε περὶ τοῦ Ο<text:span text:style-name="T23">ὐ</text:span>λότριχος<text:span text:style-name="T23">;</text:span></text:p>
          </table:table-cell>
          <table:table-cell table:style-name="Table1.A1" office:value-type="string">
            <text:p text:style-name="P31">"How do you know about Fluffy?" he said.</text:p>
          </table:table-cell>
        </table:table-row>
        <table:table-row table:style-name="TableLine1897739085584">
          <table:table-cell table:style-name="Table1.A1" office:value-type="string">
            <text:p text:style-name="P31">Ο<text:span text:style-name="T23">ὐ</text:span>λόθριξ γὰρ καλεῖται<text:span text:style-name="T23">;</text:span></text:p>
          </table:table-cell>
          <table:table-cell table:style-name="Table1.A1" office:value-type="string">
            <text:p text:style-name="P31">"Fluffy?"</text:p>
          </table:table-cell>
        </table:table-row>
        <table:table-row table:style-name="TableLine1897739085584">
          <table:table-cell table:style-name="Table1.A1" office:value-type="string">
            <text:p text:style-name="P31">Ναί.<text:span text:style-name="T21"> </text:span>ἐμὸς γάρ ἐστιν· ἐπριάμην δ’ αὐτὸν παρ’ <text:soft-page-break/>ἀνθρώπου τινὸς <text:span text:style-name="T23">Ἕ</text:span>λληνος ᾧ πέρυσιν ἐν πανδοκείῳ συνέβαλον.</text:p>
          </table:table-cell>
          <table:table-cell table:style-name="Table1.A1" office:value-type="string">
            <text:p text:style-name="P31">"Yeah -- he's mine -- bought him off a Greek <text:soft-page-break/>chappie I met in the pub las' year<text:span text:style-name="T23">.</text:span></text:p>
          </table:table-cell>
        </table:table-row>
        <table:table-row table:style-name="TableLine1897739085584">
          <table:table-cell table:style-name="Table1.A1" office:value-type="string">
            <text:p text:style-name="P31">καί <text:span text:style-name="T23">ἔ</text:span>χρησα τῷ Διμπλοδώρῳ φυλάξοντα Τί δέ, ἦ δ’ ὃς ὁ <text:span text:style-name="T23">Ἅ</text:span>ρειος σπουδῇ πολλῇ.</text:p>
          </table:table-cell>
          <table:table-cell table:style-name="Table1.A1" office:value-type="string">
            <text:p text:style-name="P31">I lent him to Dumbledore to guard the "Yes?" said Harry eagerly.</text:p>
          </table:table-cell>
        </table:table-row>
        <table:table-row table:style-name="TableLine1897739085584">
          <table:table-cell table:style-name="Table1.A1" office:value-type="string">
            <text:p text:style-name="P31">ὁ δ’ <text:span text:style-name="T23">Ἁ</text:span>γριώδης τραχέως Ἀλλὰ μηδὲν πρὸς τούτοις, ἔφη.</text:p>
          </table:table-cell>
          <table:table-cell table:style-name="Table1.A1" office:value-type="string">
            <text:p text:style-name="P31">"Now, don't ask me anymore," said Hagrid gruffly.</text:p>
          </table:table-cell>
        </table:table-row>
        <table:table-row table:style-name="TableLine1897739085584">
          <table:table-cell table:style-name="Table1.A1" office:value-type="string">
            <text:p text:style-name="P31">ἐκεῖνο γὰρ ἀπόρρητόν ἐστιν.</text:p>
          </table:table-cell>
          <table:table-cell table:style-name="Table1.A1" office:value-type="string">
            <text:p text:style-name="P31">"That's top secret, that is."</text:p>
          </table:table-cell>
        </table:table-row>
        <table:table-row table:style-name="TableLine1897739085584">
          <table:table-cell table:style-name="Table1.A1" office:value-type="string">
            <text:p text:style-name="P31">Ἀλλ’ ὁ Σίναπυς ἐθέλει κλέψαι αὐτό.</text:p>
          </table:table-cell>
          <table:table-cell table:style-name="Table1.A1" office:value-type="string">
            <text:p text:style-name="P31">"But Snape's trying to steal it."</text:p>
          </table:table-cell>
        </table:table-row>
        <table:table-row table:style-name="TableLine1897739085584">
          <table:table-cell table:style-name="Table1.A1" office:value-type="string">
            <text:p text:style-name="P31">Φλυαρεῖς, μάλ’ αὖθις <text:span text:style-name="T23">ἔ</text:span>φη ὁ Ἁγριώδης.</text:p>
          </table:table-cell>
          <table:table-cell table:style-name="Table1.A1" office:value-type="string">
            <text:p text:style-name="P31">"Rubbish," said Hagrid again. </text:p>
          </table:table-cell>
        </table:table-row>
        <table:table-row table:style-name="TableLine1897739085584">
          <table:table-cell table:style-name="Table1.A1" office:value-type="string">
            <text:p text:style-name="P31">ὁ γὰρ Σίναπυς ἅτε τῶν σοφιστῶν ὢν τῶν ἐν <text:span text:style-name="T23">Ὑ</text:span>ογοήτου οὐδέν ἂν ποιοίη τοιοῦτο ὡς εἶκός.</text:p>
          </table:table-cell>
          <table:table-cell table:style-name="Table1.A1" office:value-type="string">
            <text:p text:style-name="P31">"Snape's a Hogwarts teacher, he'd do nothin' of the sort."</text:p>
          </table:table-cell>
        </table:table-row>
        <table:table-row table:style-name="TableLine1897739085584">
          <table:table-cell table:style-name="Table1.A1" office:value-type="string">
            <text:p text:style-name="P31">Εἶτα διὰ τί, <text:span text:style-name="T23">ἔ</text:span>φη ἡ Ἑρμιόνη, ἐπεχείρησεν ἀποκτεῖναι τὸν <text:span text:style-name="T23">Ἅ</text:span>ρειον;</text:p>
          </table:table-cell>
          <table:table-cell table:style-name="Table1.A1" office:value-type="string">
            <text:p text:style-name="P31">"So why did he just try and kill Harry?" cried Hermione.</text:p>
          </table:table-cell>
        </table:table-row>
        <table:table-row table:style-name="TableLine1897739085584">
          <table:table-cell table:style-name="Table1.A1" office:value-type="string">
            <text:p text:style-name="P32">μετέγνω γὰρ ἀμέλει περὶ τοῦ Σινάπεως <text:span text:style-name="T24">ἐ</text:span>π<text:span text:style-name="T24">ὶ</text:span> τοῖς τῆς δείλης γεγενημένοις.</text:p>
          </table:table-cell>
          <table:table-cell table:style-name="Table1.A1" office:value-type="string">
            <text:p text:style-name="P31">The afternoon's events certainly seemed to have changed her mind about Snape.</text:p>
          </table:table-cell>
        </table:table-row>
        <table:table-row table:style-name="TableLine1897739085584">
          <table:table-cell table:style-name="Table1.A1" office:value-type="string">
            <text:p text:style-name="P32"><text:span text:style-name="T24">Ἴ</text:span>υγγα γὰρ, ἔφη, ἰδοῦσα γιγνώσκω, πολλὰ περὶ αὐτῶν ἀναγνοῦσα.</text:p>
          </table:table-cell>
          <table:table-cell table:style-name="Table1.A1" office:value-type="string">
            <text:p text:style-name="P32">I know a jinx when I see one, Hagrid, I've read all about them!</text:p>
          </table:table-cell>
        </table:table-row>
        <table:table-row table:style-name="TableLine1897739085584">
          <table:table-cell table:style-name="Table1.A1" office:value-type="string">
            <text:p text:style-name="P32">τοὺς μὲν γὰρ ἴυγξι χρωμένους δεῖ κατ’ ὄμματα ἀτενίζειν ἀεί, τὸν δέ Σίναπυν ἀσκαρδαμυκτόν εἶδον.</text:p>
          </table:table-cell>
          <table:table-cell table:style-name="Table1.A1" office:value-type="string">
            <text:p text:style-name="P32">You've got to keep eye contact, and Snape wasn't blinking at all, I saw him!"</text:p>
          </table:table-cell>
        </table:table-row>
        <table:table-row table:style-name="TableLine1897739085584">
          <table:table-cell table:style-name="Table1.A1" office:value-type="string">
            <text:p text:style-name="P33">Ὁ δ’ Ἁγριώδης ἐντόνως Σύ γε μήν, ἔφη, οὐκ ὀρθῶς λέγεις, οὐ μὴν οὐδ’ ἐγῷδα τί χρῆμα τὸ τοῦ Ἁρείου σάρον τοιαῦτ’ ἔπαθεν.<text:span text:style-name="T25"> ὁ δ’ οὖν Σίναπυς οὐδαμῶς μαθητὴν ἀποκτεῖναι ἐπεχείρησεν ἄν.</text:span></text:p>
          </table:table-cell>
          <table:table-cell table:style-name="Table1.A1" office:value-type="string">
            <text:p text:style-name="P33">"I'm tellin' yeh, yer wrong!" said Hagrid hotly. "I don' know why Harry's broom acted like that, but Snape wouldn' try an' kill a student!</text:p>
          </table:table-cell>
        </table:table-row>
        <table:table-row table:style-name="TableLine1897739085584">
          <table:table-cell table:style-name="Table1.A1" office:value-type="string">
            <text:p text:style-name="P33">ἀλλ’ ἀκούσατέ μου οὗτοι οἱ τριττοί.<text:span text:style-name="T21"> </text:span>ἐπικινδύνως γὰρ <text:span text:style-name="T25">ἔ</text:span>χετε πολυπραγμονοῦντες περὶ ὧν ὑμέτερον οὐκ ἔστιν εἰδέναι.</text:p>
          </table:table-cell>
          <table:table-cell table:style-name="Table1.A1" office:value-type="string">
            <text:p text:style-name="P33">Now, listen to me, all three of yeh -- yer meddlin' in things that don' concern yeh.<text:span text:style-name="T25"> It's dangerous.</text:span></text:p>
          </table:table-cell>
        </table:table-row>
        <table:table-row table:style-name="TableLine1897739085584">
          <table:table-cell table:style-name="Table1.A1" office:value-type="string">
            <text:p text:style-name="P33">ἐπιλάθεσθε δῆτα τοῦ κυνός, ἐπιλάθεσθε δ’ αὖ τοῦ πρὸς αὐτοῦ φυλαττομένου.<text:span text:style-name="T25"> τοῦτο γὰρ ἔστι τοῦ τε Διμπλοδώρου μόνον καὶ τοῦ Νικολάου Φλαμήλου.</text:span><text:span text:style-name="T21"> </text:span></text:p>
          </table:table-cell>
          <table:table-cell table:style-name="Table1.A1" office:value-type="string">
            <text:p text:style-name="P33">You forget that dog, an' you forget what it's guardin', that's between Professor Dumbledore an' Nicolas Flamel --"</text:p>
          </table:table-cell>
        </table:table-row>
        <table:table-row table:style-name="TableLine1897739085584">
          <table:table-cell table:style-name="Table1.A1" office:value-type="string">
            <text:p text:style-name="P33">Τὸ δεῖνα, ἦ δ’ ὃς ὁ Ἄρειος.<text:span text:style-name="T25"> εἶτα μετέχει τοῦ πράγματος Νικολᾶος τις Φλάμηλος;</text:span></text:p>
          </table:table-cell>
          <table:table-cell table:style-name="Table1.A1" office:value-type="string">
            <text:p text:style-name="P33">"Aha!" said Harry, "so there's someone called Nicolas Flamel involved, is there?"</text:p>
          </table:table-cell>
        </table:table-row>
        <table:table-row table:style-name="TableLine1897739085584">
          <table:table-cell table:style-name="Table1.A1" office:value-type="string">
            <text:p text:style-name="P33">ὁ δ’ Ἁγριώδης ἐδόκει πάνυ χαλεπαίνειν ἑαυτῷ.</text:p>
          </table:table-cell>
          <table:table-cell table:style-name="Table1.A1" office:value-type="string">
            <text:p text:style-name="P33">Hagrid looked furious with himself.</text:p>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AncientGreek" svg:font-family="AncientGree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AncientGreek_3a__20_Normal_20_text" style:display-name="AncientGreek: Normal tex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fo:language="grc" fo:country="G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9-17T18:07:54.900000000</meta:creation-date>
    <dc:title>Ancient Greek</dc:title>
    <meta:editing-duration>PT1H29M42S</meta:editing-duration>
    <meta:editing-cycles>13</meta:editing-cycles>
    <meta:generator>LibreOffice/7.1.5.2$Windows_X86_64 LibreOffice_project/85f04e9f809797b8199d13c421bd8a2b025d52b5</meta:generator>
    <dc:date>2023-09-21T12:15:06.029000000</dc:date>
    <meta:document-statistic meta:table-count="1" meta:image-count="0" meta:object-count="0" meta:page-count="12" meta:paragraph-count="395" meta:word-count="6824" meta:character-count="40105" meta:non-whitespace-character-count="33657"/>
    <meta:template xlink:type="simple" xlink:actuate="onRequest" xlink:title="Ancient Greek" xlink:href="../../../../../AppData/Roaming/LibreOffice/4/user/template/Ancient%20Greek.ott" meta:date="2023-09-17T18:07:54.378000000"/>
  </office:meta>
</office:document-meta>
</file>